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ffccff"/>
    </style:style>
    <style:style style:name="ce3" style:family="table-cell" style:parent-style-name="Default" style:data-style-name="N2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asicShape" table:style-name="ta1">
        <table:shapes>
          <draw:frame draw:z-index="0" draw:style-name="gr1" draw:text-style-name="P1" svg:width="23.16cm" svg:height="13.772cm" svg:x="12.746cm" svg:y="2.747cm">
            <draw:object draw:notify-on-update-of-ranges="BasicShape.B2:BasicShape.B2 BasicShape.B3:BasicShape.B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alpha</text:p>
          </table:table-cell>
        </table:table-row>
        <table:table-row table:style-name="ro1">
          <table:table-cell/>
          <table:table-cell office:value-type="string" calcext:value-type="string">
            <text:p>valo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-[.B3]/([.A4]-[.A3])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formula="of:=[.B5]-[.B4]/([.A5]-[.A4])"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6]-[.B5]/([.A6]-[.A5])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formula="of:=[.B7]-[.B6]/([.A7]-[.A6])" office:value-type="float" office:value="2.8" calcext:value-type="float">
            <text:p>2,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B8]-[.B7]/([.A8]-[.A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9]-[.B8]/([.A9]-[.A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0]-[.B9]/([.A10]-[.A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1]-[.B10]/([.A11]-[.A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2]-[.B11]/([.A12]-[.A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13]-[.B12]/([.A13]-[.A12]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5" calcext:value-type="float">
            <text:p>14,5</text:p>
          </table:table-cell>
          <table:table-cell table:formula="of:=[.B14]-[.B13]/([.A14]-[.A13]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15]-[.B14]/([.A15]-[.A14]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5" calcext:value-type="float">
            <text:p>15,5</text:p>
          </table:table-cell>
          <table:table-cell table:formula="of:=[.B16]-[.B15]/([.A16]-[.A15])" office:value-type="float" office:value="0.199999999999999" calcext:value-type="float">
            <text:p>0,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7" calcext:value-type="float">
            <text:p>15,7</text:p>
          </table:table-cell>
          <table:table-cell table:formula="of:=[.B17]-[.B16]/([.A17]-[.A16])" office:value-type="float" office:value="0.200000000000001" calcext:value-type="float">
            <text:p>0,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9" calcext:value-type="float">
            <text:p>15,9</text:p>
          </table:table-cell>
          <table:table-cell table:formula="of:=[.B18]-[.B17]/([.A18]-[.A17])" office:value-type="float" office:value="0.0999999999999996" calcext:value-type="float">
            <text:p>0,1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[.B19]-[.B18]/([.A19]-[.A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</table:table-row>
      </table:table>
      <table:table table:name="Half Curve" table:style-name="ta1">
        <table:shapes>
          <draw:frame draw:z-index="0" draw:style-name="gr1" draw:text-style-name="P1" svg:width="28.087cm" svg:height="15.327cm" svg:x="24.207cm" svg:y="3.075cm">
            <draw:object draw:notify-on-update-of-ranges="'Half Curve'.D8:'Half Curve'.D13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14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0</text:p>
          </table:table-cell>
          <table:table-cell office:value-type="float" office:value="1.2" calcext:value-type="float">
            <text:p>1,2</text:p>
          </table:table-cell>
          <table:table-cell office:value-type="float" office:value="2.8" calcext:value-type="float">
            <text:p>2,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199999999999999" calcext:value-type="float">
            <text:p>0,2</text:p>
          </table:table-cell>
          <table:table-cell office:value-type="float" office:value="0.200000000000001" calcext:value-type="float">
            <text:p>0,2</text:p>
          </table:table-cell>
          <table:table-cell office:value-type="float" office:value="0.0999999999999996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office:value-type="float" office:value="106" calcext:value-type="float">
            <text:p>106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office:value-type="float" office:value="114" calcext:value-type="float">
            <text:p>114,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float" office:value="0" calcext:value-type="float">
            <text:p>0,00</text:p>
          </table:table-cell>
          <table:table-cell table:number-columns-repeated="14"/>
        </table:table-row>
        <table:table-row table:style-name="ro1">
          <table:table-cell table:formula="of:=[.$B$3]" office:value-type="float" office:value="0.3" calcext:value-type="float">
            <text:p>0,3</text:p>
          </table:table-cell>
          <table:table-cell table:style-name="ce1" office:value-type="float" office:value="0" calcext:value-type="float">
            <text:p>0</text:p>
          </table:table-cell>
          <table:table-cell table:formula="of:=[.A8]*[.B8]+[.C7]" office:value-type="float" office:value="0" calcext:value-type="float">
            <text:p>0,00</text:p>
          </table:table-cell>
          <table:table-cell table:formula="of:=ROUND([.C8]*[.$C$5]/[.$C$135])" office:value-type="float" office:value="0" calcext:value-type="float">
            <text:p>0</text:p>
          </table:table-cell>
          <table:table-cell table:formula="of:=[.$C$6]+[.D8]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formula="of:=114-[.D8]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office:value-type="float" office:value="114" calcext:value-type="float">
            <text:p>114</text:p>
          </table:table-cell>
          <table:table-cell table:number-columns-repeated="8"/>
        </table:table-row>
        <table:table-row table:style-name="ro1">
          <table:table-cell table:formula="of:=[.A8]" office:value-type="float" office:value="0.3" calcext:value-type="float">
            <text:p>0,3</text:p>
          </table:table-cell>
          <table:table-cell table:style-name="ce1" office:value-type="float" office:value="1" calcext:value-type="float">
            <text:p>1</text:p>
          </table:table-cell>
          <table:table-cell table:formula="of:=[.A9]*[.B9]+[.C8]" office:value-type="float" office:value="0.3" calcext:value-type="float">
            <text:p>0,30</text:p>
          </table:table-cell>
          <table:table-cell table:formula="of:=ROUND([.C9]*[.$C$5]/[.$C$135])" office:value-type="float" office:value="0" calcext:value-type="float">
            <text:p>0</text:p>
          </table:table-cell>
          <table:table-cell table:formula="of:=[.$C$6]+[.D9]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formula="of:=114-[.D9]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9]" office:value-type="float" office:value="0.3" calcext:value-type="float">
            <text:p>0,3</text:p>
          </table:table-cell>
          <table:table-cell table:style-name="ce1" office:value-type="float" office:value="2" calcext:value-type="float">
            <text:p>2</text:p>
          </table:table-cell>
          <table:table-cell table:formula="of:=[.A10]*[.B10]+[.C9]" office:value-type="float" office:value="0.9" calcext:value-type="float">
            <text:p>0,90</text:p>
          </table:table-cell>
          <table:table-cell table:formula="of:=ROUND([.C10]*[.$C$5]/[.$C$135])" office:value-type="float" office:value="0" calcext:value-type="float">
            <text:p>0</text:p>
          </table:table-cell>
          <table:table-cell table:formula="of:=[.$C$6]+[.D10]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formula="of:=114-[.D10]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0]" office:value-type="float" office:value="0.3" calcext:value-type="float">
            <text:p>0,3</text:p>
          </table:table-cell>
          <table:table-cell table:style-name="ce1" office:value-type="float" office:value="3" calcext:value-type="float">
            <text:p>3</text:p>
          </table:table-cell>
          <table:table-cell table:formula="of:=[.A11]*[.B11]+[.C10]" office:value-type="float" office:value="1.8" calcext:value-type="float">
            <text:p>1,80</text:p>
          </table:table-cell>
          <table:table-cell table:formula="of:=ROUND([.C11]*[.$C$5]/[.$C$135])" office:value-type="float" office:value="0" calcext:value-type="float">
            <text:p>0</text:p>
          </table:table-cell>
          <table:table-cell table:formula="of:=[.$C$6]+[.D11]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formula="of:=114-[.D11]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number-columns-repeated="7"/>
          <table:table-cell table:style-name="ce4"/>
          <table:table-cell/>
        </table:table-row>
        <table:table-row table:style-name="ro1">
          <table:table-cell table:formula="of:=[.A11]" office:value-type="float" office:value="0.3" calcext:value-type="float">
            <text:p>0,3</text:p>
          </table:table-cell>
          <table:table-cell table:style-name="ce1" office:value-type="float" office:value="4" calcext:value-type="float">
            <text:p>4</text:p>
          </table:table-cell>
          <table:table-cell table:formula="of:=[.A12]*[.B12]+[.C11]" office:value-type="float" office:value="3" calcext:value-type="float">
            <text:p>3,00</text:p>
          </table:table-cell>
          <table:table-cell table:formula="of:=ROUND([.C12]*[.$C$5]/[.$C$135])" office:value-type="float" office:value="0" calcext:value-type="float">
            <text:p>0</text:p>
          </table:table-cell>
          <table:table-cell table:formula="of:=[.$C$6]+[.D12]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formula="of:=114-[.D12]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2]" office:value-type="float" office:value="0.3" calcext:value-type="float">
            <text:p>0,3</text:p>
          </table:table-cell>
          <table:table-cell table:style-name="ce1" office:value-type="float" office:value="5" calcext:value-type="float">
            <text:p>5</text:p>
          </table:table-cell>
          <table:table-cell table:formula="of:=[.A13]*[.B13]+[.C12]" office:value-type="float" office:value="4.5" calcext:value-type="float">
            <text:p>4,50</text:p>
          </table:table-cell>
          <table:table-cell table:formula="of:=ROUND([.C13]*[.$C$5]/[.$C$135])" office:value-type="float" office:value="0" calcext:value-type="float">
            <text:p>0</text:p>
          </table:table-cell>
          <table:table-cell table:formula="of:=[.$C$6]+[.D13]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formula="of:=114-[.D13]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3]" office:value-type="float" office:value="0.3" calcext:value-type="float">
            <text:p>0,3</text:p>
          </table:table-cell>
          <table:table-cell table:style-name="ce1" office:value-type="float" office:value="6" calcext:value-type="float">
            <text:p>6</text:p>
          </table:table-cell>
          <table:table-cell table:formula="of:=[.A14]*[.B14]+[.C13]" office:value-type="float" office:value="6.3" calcext:value-type="float">
            <text:p>6,30</text:p>
          </table:table-cell>
          <table:table-cell table:formula="of:=ROUND([.C14]*[.$C$5]/[.$C$135])" office:value-type="float" office:value="0" calcext:value-type="float">
            <text:p>0</text:p>
          </table:table-cell>
          <table:table-cell table:formula="of:=[.$C$6]+[.D14]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formula="of:=114-[.D14]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4]" office:value-type="float" office:value="0.3" calcext:value-type="float">
            <text:p>0,3</text:p>
          </table:table-cell>
          <table:table-cell table:style-name="ce1" office:value-type="float" office:value="7" calcext:value-type="float">
            <text:p>7</text:p>
          </table:table-cell>
          <table:table-cell table:formula="of:=[.A15]*[.B15]+[.C14]" office:value-type="float" office:value="8.4" calcext:value-type="float">
            <text:p>8,40</text:p>
          </table:table-cell>
          <table:table-cell table:formula="of:=ROUND([.C15]*[.$C$5]/[.$C$135])" office:value-type="float" office:value="0" calcext:value-type="float">
            <text:p>0</text:p>
          </table:table-cell>
          <table:table-cell table:formula="of:=[.$C$6]+[.D15]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formula="of:=114-[.D15]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$C$3]" office:value-type="float" office:value="0.7" calcext:value-type="float">
            <text:p>0,7</text:p>
          </table:table-cell>
          <table:table-cell table:style-name="ce2" office:value-type="float" office:value="8" calcext:value-type="float">
            <text:p>8</text:p>
          </table:table-cell>
          <table:table-cell table:formula="of:=[.A16]*[.B16]+[.C15]" office:value-type="float" office:value="14" calcext:value-type="float">
            <text:p>14,00</text:p>
          </table:table-cell>
          <table:table-cell table:formula="of:=ROUND([.C16]*[.$C$5]/[.$C$135])" office:value-type="float" office:value="0" calcext:value-type="float">
            <text:p>0</text:p>
          </table:table-cell>
          <table:table-cell table:formula="of:=[.$C$6]+[.D16]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formula="of:=114-[.D16]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6]" office:value-type="float" office:value="0.7" calcext:value-type="float">
            <text:p>0,7</text:p>
          </table:table-cell>
          <table:table-cell table:style-name="ce2" office:value-type="float" office:value="9" calcext:value-type="float">
            <text:p>9</text:p>
          </table:table-cell>
          <table:table-cell table:formula="of:=[.A17]*[.B17]+[.C16]" office:value-type="float" office:value="20.3" calcext:value-type="float">
            <text:p>20,30</text:p>
          </table:table-cell>
          <table:table-cell table:formula="of:=ROUND([.C17]*[.$C$5]/[.$C$135])" office:value-type="float" office:value="0" calcext:value-type="float">
            <text:p>0</text:p>
          </table:table-cell>
          <table:table-cell table:formula="of:=[.$C$6]+[.D17]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formula="of:=114-[.D17]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7]" office:value-type="float" office:value="0.7" calcext:value-type="float">
            <text:p>0,7</text:p>
          </table:table-cell>
          <table:table-cell table:style-name="ce2" office:value-type="float" office:value="10" calcext:value-type="float">
            <text:p>10</text:p>
          </table:table-cell>
          <table:table-cell table:formula="of:=[.A18]*[.B18]+[.C17]" office:value-type="float" office:value="27.3" calcext:value-type="float">
            <text:p>27,30</text:p>
          </table:table-cell>
          <table:table-cell table:formula="of:=ROUND([.C18]*[.$C$5]/[.$C$135])" office:value-type="float" office:value="0" calcext:value-type="float">
            <text:p>0</text:p>
          </table:table-cell>
          <table:table-cell table:formula="of:=[.$C$6]+[.D18]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formula="of:=114-[.D18]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8]" office:value-type="float" office:value="0.7" calcext:value-type="float">
            <text:p>0,7</text:p>
          </table:table-cell>
          <table:table-cell table:style-name="ce2" office:value-type="float" office:value="11" calcext:value-type="float">
            <text:p>11</text:p>
          </table:table-cell>
          <table:table-cell table:formula="of:=[.A19]*[.B19]+[.C18]" office:value-type="float" office:value="35" calcext:value-type="float">
            <text:p>35,00</text:p>
          </table:table-cell>
          <table:table-cell table:formula="of:=ROUND([.C19]*[.$C$5]/[.$C$135])" office:value-type="float" office:value="1" calcext:value-type="float">
            <text:p>1</text:p>
          </table:table-cell>
          <table:table-cell table:formula="of:=[.$C$6]+[.D19]"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table:formula="of:=114-[.D19]"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9]" office:value-type="float" office:value="0.7" calcext:value-type="float">
            <text:p>0,7</text:p>
          </table:table-cell>
          <table:table-cell table:style-name="ce2" office:value-type="float" office:value="12" calcext:value-type="float">
            <text:p>12</text:p>
          </table:table-cell>
          <table:table-cell table:formula="of:=[.A20]*[.B20]+[.C19]" office:value-type="float" office:value="43.4" calcext:value-type="float">
            <text:p>43,40</text:p>
          </table:table-cell>
          <table:table-cell table:formula="of:=ROUND([.C20]*[.$C$5]/[.$C$135])" office:value-type="float" office:value="1" calcext:value-type="float">
            <text:p>1</text:p>
          </table:table-cell>
          <table:table-cell table:formula="of:=[.$C$6]+[.D20]"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table:formula="of:=114-[.D20]"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20]" office:value-type="float" office:value="0.7" calcext:value-type="float">
            <text:p>0,7</text:p>
          </table:table-cell>
          <table:table-cell table:style-name="ce2" office:value-type="float" office:value="13" calcext:value-type="float">
            <text:p>13</text:p>
          </table:table-cell>
          <table:table-cell table:formula="of:=[.A21]*[.B21]+[.C20]" office:value-type="float" office:value="52.5" calcext:value-type="float">
            <text:p>52,50</text:p>
          </table:table-cell>
          <table:table-cell table:formula="of:=ROUND([.C21]*[.$C$5]/[.$C$135])" office:value-type="float" office:value="1" calcext:value-type="float">
            <text:p>1</text:p>
          </table:table-cell>
          <table:table-cell table:formula="of:=[.$C$6]+[.D21]"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table:formula="of:=114-[.D21]"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21]" office:value-type="float" office:value="0.7" calcext:value-type="float">
            <text:p>0,7</text:p>
          </table:table-cell>
          <table:table-cell table:style-name="ce2" office:value-type="float" office:value="14" calcext:value-type="float">
            <text:p>14</text:p>
          </table:table-cell>
          <table:table-cell table:formula="of:=[.A22]*[.B22]+[.C21]" office:value-type="float" office:value="62.3" calcext:value-type="float">
            <text:p>62,30</text:p>
          </table:table-cell>
          <table:table-cell table:formula="of:=ROUND([.C22]*[.$C$5]/[.$C$135])" office:value-type="float" office:value="1" calcext:value-type="float">
            <text:p>1</text:p>
          </table:table-cell>
          <table:table-cell table:formula="of:=[.$C$6]+[.D22]"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table:formula="of:=114-[.D22]"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22]" office:value-type="float" office:value="0.7" calcext:value-type="float">
            <text:p>0,7</text:p>
          </table:table-cell>
          <table:table-cell table:style-name="ce2" office:value-type="float" office:value="15" calcext:value-type="float">
            <text:p>15</text:p>
          </table:table-cell>
          <table:table-cell table:formula="of:=[.A23]*[.B23]+[.C22]" office:value-type="float" office:value="72.8" calcext:value-type="float">
            <text:p>72,80</text:p>
          </table:table-cell>
          <table:table-cell table:formula="of:=ROUND([.C23]*[.$C$5]/[.$C$135])" office:value-type="float" office:value="1" calcext:value-type="float">
            <text:p>1</text:p>
          </table:table-cell>
          <table:table-cell table:formula="of:=[.$C$6]+[.D23]"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table:formula="of:=114-[.D23]"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$D$3]" office:value-type="float" office:value="1.2" calcext:value-type="float">
            <text:p>1,2</text:p>
          </table:table-cell>
          <table:table-cell table:style-name="ce1" office:value-type="float" office:value="16" calcext:value-type="float">
            <text:p>16</text:p>
          </table:table-cell>
          <table:table-cell table:formula="of:=[.A24]*[.B24]+[.C23]" office:value-type="float" office:value="92" calcext:value-type="float">
            <text:p>92,00</text:p>
          </table:table-cell>
          <table:table-cell table:formula="of:=ROUND([.C24]*[.$C$5]/[.$C$135])" office:value-type="float" office:value="2" calcext:value-type="float">
            <text:p>2</text:p>
          </table:table-cell>
          <table:table-cell table:formula="of:=[.$C$6]+[.D24]"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table:formula="of:=114-[.D24]"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24]" office:value-type="float" office:value="1.2" calcext:value-type="float">
            <text:p>1,2</text:p>
          </table:table-cell>
          <table:table-cell table:style-name="ce1" office:value-type="float" office:value="17" calcext:value-type="float">
            <text:p>17</text:p>
          </table:table-cell>
          <table:table-cell table:formula="of:=[.A25]*[.B25]+[.C24]" office:value-type="float" office:value="112.4" calcext:value-type="float">
            <text:p>112,40</text:p>
          </table:table-cell>
          <table:table-cell table:formula="of:=ROUND([.C25]*[.$C$5]/[.$C$135])" office:value-type="float" office:value="2" calcext:value-type="float">
            <text:p>2</text:p>
          </table:table-cell>
          <table:table-cell table:formula="of:=[.$C$6]+[.D25]"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table:formula="of:=114-[.D25]"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25]" office:value-type="float" office:value="1.2" calcext:value-type="float">
            <text:p>1,2</text:p>
          </table:table-cell>
          <table:table-cell table:style-name="ce1" office:value-type="float" office:value="18" calcext:value-type="float">
            <text:p>18</text:p>
          </table:table-cell>
          <table:table-cell table:formula="of:=[.A26]*[.B26]+[.C25]" office:value-type="float" office:value="134" calcext:value-type="float">
            <text:p>134,00</text:p>
          </table:table-cell>
          <table:table-cell table:formula="of:=ROUND([.C26]*[.$C$5]/[.$C$135])" office:value-type="float" office:value="2" calcext:value-type="float">
            <text:p>2</text:p>
          </table:table-cell>
          <table:table-cell table:formula="of:=[.$C$6]+[.D26]"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table:formula="of:=114-[.D26]"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26]" office:value-type="float" office:value="1.2" calcext:value-type="float">
            <text:p>1,2</text:p>
          </table:table-cell>
          <table:table-cell table:style-name="ce1" office:value-type="float" office:value="19" calcext:value-type="float">
            <text:p>19</text:p>
          </table:table-cell>
          <table:table-cell table:formula="of:=[.A27]*[.B27]+[.C26]" office:value-type="float" office:value="156.8" calcext:value-type="float">
            <text:p>156,80</text:p>
          </table:table-cell>
          <table:table-cell table:formula="of:=ROUND([.C27]*[.$C$5]/[.$C$135])" office:value-type="float" office:value="3" calcext:value-type="float">
            <text:p>3</text:p>
          </table:table-cell>
          <table:table-cell table:formula="of:=[.$C$6]+[.D27]"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table:formula="of:=114-[.D27]"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27]" office:value-type="float" office:value="1.2" calcext:value-type="float">
            <text:p>1,2</text:p>
          </table:table-cell>
          <table:table-cell table:style-name="ce1" office:value-type="float" office:value="20" calcext:value-type="float">
            <text:p>20</text:p>
          </table:table-cell>
          <table:table-cell table:formula="of:=[.A28]*[.B28]+[.C27]" office:value-type="float" office:value="180.8" calcext:value-type="float">
            <text:p>180,80</text:p>
          </table:table-cell>
          <table:table-cell table:formula="of:=ROUND([.C28]*[.$C$5]/[.$C$135])" office:value-type="float" office:value="3" calcext:value-type="float">
            <text:p>3</text:p>
          </table:table-cell>
          <table:table-cell table:formula="of:=[.$C$6]+[.D28]"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table:formula="of:=114-[.D28]"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28]" office:value-type="float" office:value="1.2" calcext:value-type="float">
            <text:p>1,2</text:p>
          </table:table-cell>
          <table:table-cell table:style-name="ce1" office:value-type="float" office:value="21" calcext:value-type="float">
            <text:p>21</text:p>
          </table:table-cell>
          <table:table-cell table:formula="of:=[.A29]*[.B29]+[.C28]" office:value-type="float" office:value="206" calcext:value-type="float">
            <text:p>206,00</text:p>
          </table:table-cell>
          <table:table-cell table:formula="of:=ROUND([.C29]*[.$C$5]/[.$C$135])" office:value-type="float" office:value="3" calcext:value-type="float">
            <text:p>3</text:p>
          </table:table-cell>
          <table:table-cell table:formula="of:=[.$C$6]+[.D29]"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table:formula="of:=114-[.D29]"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29]" office:value-type="float" office:value="1.2" calcext:value-type="float">
            <text:p>1,2</text:p>
          </table:table-cell>
          <table:table-cell table:style-name="ce1" office:value-type="float" office:value="22" calcext:value-type="float">
            <text:p>22</text:p>
          </table:table-cell>
          <table:table-cell table:formula="of:=[.A30]*[.B30]+[.C29]" office:value-type="float" office:value="232.4" calcext:value-type="float">
            <text:p>232,40</text:p>
          </table:table-cell>
          <table:table-cell table:formula="of:=ROUND([.C30]*[.$C$5]/[.$C$135])" office:value-type="float" office:value="4" calcext:value-type="float">
            <text:p>4</text:p>
          </table:table-cell>
          <table:table-cell table:formula="of:=[.$C$6]+[.D30]"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table:formula="of:=114-[.D30]"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30]" office:value-type="float" office:value="1.2" calcext:value-type="float">
            <text:p>1,2</text:p>
          </table:table-cell>
          <table:table-cell table:style-name="ce1" office:value-type="float" office:value="23" calcext:value-type="float">
            <text:p>23</text:p>
          </table:table-cell>
          <table:table-cell table:formula="of:=[.A31]*[.B31]+[.C30]" office:value-type="float" office:value="260" calcext:value-type="float">
            <text:p>260,00</text:p>
          </table:table-cell>
          <table:table-cell table:formula="of:=ROUND([.C31]*[.$C$5]/[.$C$135])" office:value-type="float" office:value="4" calcext:value-type="float">
            <text:p>4</text:p>
          </table:table-cell>
          <table:table-cell table:formula="of:=[.$C$6]+[.D31]"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table:formula="of:=114-[.D31]"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$E$3]" office:value-type="float" office:value="2.8" calcext:value-type="float">
            <text:p>2,8</text:p>
          </table:table-cell>
          <table:table-cell table:style-name="ce2" office:value-type="float" office:value="24" calcext:value-type="float">
            <text:p>24</text:p>
          </table:table-cell>
          <table:table-cell table:formula="of:=[.A32]*[.B32]+[.C31]" office:value-type="float" office:value="327.2" calcext:value-type="float">
            <text:p>327,20</text:p>
          </table:table-cell>
          <table:table-cell table:formula="of:=ROUND([.C32]*[.$C$5]/[.$C$135])" office:value-type="float" office:value="5" calcext:value-type="float">
            <text:p>5</text:p>
          </table:table-cell>
          <table:table-cell table:formula="of:=[.$C$6]+[.D32]"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table:formula="of:=114-[.D32]"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32]" office:value-type="float" office:value="2.8" calcext:value-type="float">
            <text:p>2,8</text:p>
          </table:table-cell>
          <table:table-cell table:style-name="ce2" office:value-type="float" office:value="25" calcext:value-type="float">
            <text:p>25</text:p>
          </table:table-cell>
          <table:table-cell table:formula="of:=[.A33]*[.B33]+[.C32]" office:value-type="float" office:value="397.2" calcext:value-type="float">
            <text:p>397,20</text:p>
          </table:table-cell>
          <table:table-cell table:formula="of:=ROUND([.C33]*[.$C$5]/[.$C$135])" office:value-type="float" office:value="7" calcext:value-type="float">
            <text:p>7</text:p>
          </table:table-cell>
          <table:table-cell table:formula="of:=[.$C$6]+[.D33]"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table:formula="of:=114-[.D33]"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33]" office:value-type="float" office:value="2.8" calcext:value-type="float">
            <text:p>2,8</text:p>
          </table:table-cell>
          <table:table-cell table:style-name="ce2" office:value-type="float" office:value="26" calcext:value-type="float">
            <text:p>26</text:p>
          </table:table-cell>
          <table:table-cell table:formula="of:=[.A34]*[.B34]+[.C33]" office:value-type="float" office:value="470" calcext:value-type="float">
            <text:p>470,00</text:p>
          </table:table-cell>
          <table:table-cell table:formula="of:=ROUND([.C34]*[.$C$5]/[.$C$135])" office:value-type="float" office:value="8" calcext:value-type="float">
            <text:p>8</text:p>
          </table:table-cell>
          <table:table-cell table:formula="of:=[.$C$6]+[.D34]"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table:formula="of:=114-[.D34]"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34]" office:value-type="float" office:value="2.8" calcext:value-type="float">
            <text:p>2,8</text:p>
          </table:table-cell>
          <table:table-cell table:style-name="ce2" office:value-type="float" office:value="27" calcext:value-type="float">
            <text:p>27</text:p>
          </table:table-cell>
          <table:table-cell table:formula="of:=[.A35]*[.B35]+[.C34]" office:value-type="float" office:value="545.6" calcext:value-type="float">
            <text:p>545,60</text:p>
          </table:table-cell>
          <table:table-cell table:formula="of:=ROUND([.C35]*[.$C$5]/[.$C$135])" office:value-type="float" office:value="9" calcext:value-type="float">
            <text:p>9</text:p>
          </table:table-cell>
          <table:table-cell table:formula="of:=[.$C$6]+[.D35]"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table:formula="of:=114-[.D35]"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35]" office:value-type="float" office:value="2.8" calcext:value-type="float">
            <text:p>2,8</text:p>
          </table:table-cell>
          <table:table-cell table:style-name="ce2" office:value-type="float" office:value="28" calcext:value-type="float">
            <text:p>28</text:p>
          </table:table-cell>
          <table:table-cell table:formula="of:=[.A36]*[.B36]+[.C35]" office:value-type="float" office:value="624" calcext:value-type="float">
            <text:p>624,00</text:p>
          </table:table-cell>
          <table:table-cell table:formula="of:=ROUND([.C36]*[.$C$5]/[.$C$135])" office:value-type="float" office:value="10" calcext:value-type="float">
            <text:p>10</text:p>
          </table:table-cell>
          <table:table-cell table:formula="of:=[.$C$6]+[.D36]"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table:formula="of:=114-[.D36]"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36]" office:value-type="float" office:value="2.8" calcext:value-type="float">
            <text:p>2,8</text:p>
          </table:table-cell>
          <table:table-cell table:style-name="ce2" office:value-type="float" office:value="29" calcext:value-type="float">
            <text:p>29</text:p>
          </table:table-cell>
          <table:table-cell table:formula="of:=[.A37]*[.B37]+[.C36]" office:value-type="float" office:value="705.2" calcext:value-type="float">
            <text:p>705,20</text:p>
          </table:table-cell>
          <table:table-cell table:formula="of:=ROUND([.C37]*[.$C$5]/[.$C$135])" office:value-type="float" office:value="12" calcext:value-type="float">
            <text:p>12</text:p>
          </table:table-cell>
          <table:table-cell table:formula="of:=[.$C$6]+[.D37]"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table:formula="of:=114-[.D37]"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37]" office:value-type="float" office:value="2.8" calcext:value-type="float">
            <text:p>2,8</text:p>
          </table:table-cell>
          <table:table-cell table:style-name="ce2" office:value-type="float" office:value="30" calcext:value-type="float">
            <text:p>30</text:p>
          </table:table-cell>
          <table:table-cell table:formula="of:=[.A38]*[.B38]+[.C37]" office:value-type="float" office:value="789.2" calcext:value-type="float">
            <text:p>789,20</text:p>
          </table:table-cell>
          <table:table-cell table:formula="of:=ROUND([.C38]*[.$C$5]/[.$C$135])" office:value-type="float" office:value="13" calcext:value-type="float">
            <text:p>13</text:p>
          </table:table-cell>
          <table:table-cell table:formula="of:=[.$C$6]+[.D38]"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table:formula="of:=114-[.D38]"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38]" office:value-type="float" office:value="2.8" calcext:value-type="float">
            <text:p>2,8</text:p>
          </table:table-cell>
          <table:table-cell table:style-name="ce2" office:value-type="float" office:value="31" calcext:value-type="float">
            <text:p>31</text:p>
          </table:table-cell>
          <table:table-cell table:formula="of:=[.A39]*[.B39]+[.C38]" office:value-type="float" office:value="876" calcext:value-type="float">
            <text:p>876,00</text:p>
          </table:table-cell>
          <table:table-cell table:formula="of:=ROUND([.C39]*[.$C$5]/[.$C$135])" office:value-type="float" office:value="15" calcext:value-type="float">
            <text:p>15</text:p>
          </table:table-cell>
          <table:table-cell table:formula="of:=[.$C$6]+[.D39]"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table:formula="of:=114-[.D39]"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$F$3]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formula="of:=[.A40]*[.B40]+[.C39]" office:value-type="float" office:value="972" calcext:value-type="float">
            <text:p>972,00</text:p>
          </table:table-cell>
          <table:table-cell table:formula="of:=ROUND([.C40]*[.$C$5]/[.$C$135])" office:value-type="float" office:value="16" calcext:value-type="float">
            <text:p>16</text:p>
          </table:table-cell>
          <table:table-cell table:formula="of:=[.$C$6]+[.D40]"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table:formula="of:=114-[.D40]"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40]" office:value-type="float" office:value="3" calcext:value-type="float">
            <text:p>3</text:p>
          </table:table-cell>
          <table:table-cell table:style-name="ce1" office:value-type="float" office:value="33" calcext:value-type="float">
            <text:p>33</text:p>
          </table:table-cell>
          <table:table-cell table:formula="of:=[.A41]*[.B41]+[.C40]" office:value-type="float" office:value="1071" calcext:value-type="float">
            <text:p>1071,00</text:p>
          </table:table-cell>
          <table:table-cell table:formula="of:=ROUND([.C41]*[.$C$5]/[.$C$135])" office:value-type="float" office:value="18" calcext:value-type="float">
            <text:p>18</text:p>
          </table:table-cell>
          <table:table-cell table:formula="of:=[.$C$6]+[.D41]"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table:formula="of:=114-[.D41]"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41]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formula="of:=[.A42]*[.B42]+[.C41]" office:value-type="float" office:value="1173" calcext:value-type="float">
            <text:p>1173,00</text:p>
          </table:table-cell>
          <table:table-cell table:formula="of:=ROUND([.C42]*[.$C$5]/[.$C$135])" office:value-type="float" office:value="20" calcext:value-type="float">
            <text:p>20</text:p>
          </table:table-cell>
          <table:table-cell table:formula="of:=[.$C$6]+[.D42]"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table:formula="of:=114-[.D42]"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42]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formula="of:=[.A43]*[.B43]+[.C42]" office:value-type="float" office:value="1278" calcext:value-type="float">
            <text:p>1278,00</text:p>
          </table:table-cell>
          <table:table-cell table:formula="of:=ROUND([.C43]*[.$C$5]/[.$C$135])" office:value-type="float" office:value="21" calcext:value-type="float">
            <text:p>21</text:p>
          </table:table-cell>
          <table:table-cell table:formula="of:=[.$C$6]+[.D43]"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table:formula="of:=114-[.D43]"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43]" office:value-type="float" office:value="3" calcext:value-type="float">
            <text:p>3</text:p>
          </table:table-cell>
          <table:table-cell table:style-name="ce1" office:value-type="float" office:value="36" calcext:value-type="float">
            <text:p>36</text:p>
          </table:table-cell>
          <table:table-cell table:formula="of:=[.A44]*[.B44]+[.C43]" office:value-type="float" office:value="1386" calcext:value-type="float">
            <text:p>1386,00</text:p>
          </table:table-cell>
          <table:table-cell table:formula="of:=ROUND([.C44]*[.$C$5]/[.$C$135])" office:value-type="float" office:value="23" calcext:value-type="float">
            <text:p>23</text:p>
          </table:table-cell>
          <table:table-cell table:formula="of:=[.$C$6]+[.D44]"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table:formula="of:=114-[.D44]"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44]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formula="of:=[.A45]*[.B45]+[.C44]" office:value-type="float" office:value="1497" calcext:value-type="float">
            <text:p>1497,00</text:p>
          </table:table-cell>
          <table:table-cell table:formula="of:=ROUND([.C45]*[.$C$5]/[.$C$135])" office:value-type="float" office:value="25" calcext:value-type="float">
            <text:p>25</text:p>
          </table:table-cell>
          <table:table-cell table:formula="of:=[.$C$6]+[.D45]"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table:formula="of:=114-[.D45]"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45]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formula="of:=[.A46]*[.B46]+[.C45]" office:value-type="float" office:value="1611" calcext:value-type="float">
            <text:p>1611,00</text:p>
          </table:table-cell>
          <table:table-cell table:formula="of:=ROUND([.C46]*[.$C$5]/[.$C$135])" office:value-type="float" office:value="27" calcext:value-type="float">
            <text:p>27</text:p>
          </table:table-cell>
          <table:table-cell table:formula="of:=[.$C$6]+[.D46]"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table:formula="of:=114-[.D46]"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46]" office:value-type="float" office:value="3" calcext:value-type="float">
            <text:p>3</text:p>
          </table:table-cell>
          <table:table-cell table:style-name="ce1" office:value-type="float" office:value="39" calcext:value-type="float">
            <text:p>39</text:p>
          </table:table-cell>
          <table:table-cell table:formula="of:=[.A47]*[.B47]+[.C46]" office:value-type="float" office:value="1728" calcext:value-type="float">
            <text:p>1728,00</text:p>
          </table:table-cell>
          <table:table-cell table:formula="of:=ROUND([.C47]*[.$C$5]/[.$C$135])" office:value-type="float" office:value="29" calcext:value-type="float">
            <text:p>29</text:p>
          </table:table-cell>
          <table:table-cell table:formula="of:=[.$C$6]+[.D47]" office:value-type="float" office:value="143" calcext:value-type="float">
            <text:p>143</text:p>
          </table:table-cell>
          <table:table-cell office:value-type="string" calcext:value-type="string">
            <text:p>,</text:p>
          </table:table-cell>
          <table:table-cell table:formula="of:=114-[.D47]"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$G$3]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formula="of:=[.A48]*[.B48]+[.C47]" office:value-type="float" office:value="1808" calcext:value-type="float">
            <text:p>1808,00</text:p>
          </table:table-cell>
          <table:table-cell table:formula="of:=ROUND([.C48]*[.$C$5]/[.$C$135])" office:value-type="float" office:value="30" calcext:value-type="float">
            <text:p>30</text:p>
          </table:table-cell>
          <table:table-cell table:formula="of:=[.$C$6]+[.D48]"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table:formula="of:=114-[.D48]"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48]" office:value-type="float" office:value="2" calcext:value-type="float">
            <text:p>2</text:p>
          </table:table-cell>
          <table:table-cell table:style-name="ce2" office:value-type="float" office:value="41" calcext:value-type="float">
            <text:p>41</text:p>
          </table:table-cell>
          <table:table-cell table:formula="of:=[.A49]*[.B49]+[.C48]" office:value-type="float" office:value="1890" calcext:value-type="float">
            <text:p>1890,00</text:p>
          </table:table-cell>
          <table:table-cell table:formula="of:=ROUND([.C49]*[.$C$5]/[.$C$135])" office:value-type="float" office:value="32" calcext:value-type="float">
            <text:p>32</text:p>
          </table:table-cell>
          <table:table-cell table:formula="of:=[.$C$6]+[.D49]"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table:formula="of:=114-[.D49]"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49]" office:value-type="float" office:value="2" calcext:value-type="float">
            <text:p>2</text:p>
          </table:table-cell>
          <table:table-cell table:style-name="ce2" office:value-type="float" office:value="42" calcext:value-type="float">
            <text:p>42</text:p>
          </table:table-cell>
          <table:table-cell table:formula="of:=[.A50]*[.B50]+[.C49]" office:value-type="float" office:value="1974" calcext:value-type="float">
            <text:p>1974,00</text:p>
          </table:table-cell>
          <table:table-cell table:formula="of:=ROUND([.C50]*[.$C$5]/[.$C$135])" office:value-type="float" office:value="33" calcext:value-type="float">
            <text:p>33</text:p>
          </table:table-cell>
          <table:table-cell table:formula="of:=[.$C$6]+[.D50]" office:value-type="float" office:value="147" calcext:value-type="float">
            <text:p>147</text:p>
          </table:table-cell>
          <table:table-cell office:value-type="string" calcext:value-type="string">
            <text:p>,</text:p>
          </table:table-cell>
          <table:table-cell table:formula="of:=114-[.D50]"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50]" office:value-type="float" office:value="2" calcext:value-type="float">
            <text:p>2</text:p>
          </table:table-cell>
          <table:table-cell table:style-name="ce2" office:value-type="float" office:value="43" calcext:value-type="float">
            <text:p>43</text:p>
          </table:table-cell>
          <table:table-cell table:formula="of:=[.A51]*[.B51]+[.C50]" office:value-type="float" office:value="2060" calcext:value-type="float">
            <text:p>2060,00</text:p>
          </table:table-cell>
          <table:table-cell table:formula="of:=ROUND([.C51]*[.$C$5]/[.$C$135])" office:value-type="float" office:value="35" calcext:value-type="float">
            <text:p>35</text:p>
          </table:table-cell>
          <table:table-cell table:formula="of:=[.$C$6]+[.D51]"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table:formula="of:=114-[.D51]"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51]" office:value-type="float" office:value="2" calcext:value-type="float">
            <text:p>2</text:p>
          </table:table-cell>
          <table:table-cell table:style-name="ce2" office:value-type="float" office:value="44" calcext:value-type="float">
            <text:p>44</text:p>
          </table:table-cell>
          <table:table-cell table:formula="of:=[.A52]*[.B52]+[.C51]" office:value-type="float" office:value="2148" calcext:value-type="float">
            <text:p>2148,00</text:p>
          </table:table-cell>
          <table:table-cell table:formula="of:=ROUND([.C52]*[.$C$5]/[.$C$135])" office:value-type="float" office:value="36" calcext:value-type="float">
            <text:p>36</text:p>
          </table:table-cell>
          <table:table-cell table:formula="of:=[.$C$6]+[.D52]"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table:formula="of:=114-[.D52]"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52]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formula="of:=[.A53]*[.B53]+[.C52]" office:value-type="float" office:value="2238" calcext:value-type="float">
            <text:p>2238,00</text:p>
          </table:table-cell>
          <table:table-cell table:formula="of:=ROUND([.C53]*[.$C$5]/[.$C$135])" office:value-type="float" office:value="38" calcext:value-type="float">
            <text:p>38</text:p>
          </table:table-cell>
          <table:table-cell table:formula="of:=[.$C$6]+[.D53]"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table:formula="of:=114-[.D53]"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53]" office:value-type="float" office:value="2" calcext:value-type="float">
            <text:p>2</text:p>
          </table:table-cell>
          <table:table-cell table:style-name="ce2" office:value-type="float" office:value="46" calcext:value-type="float">
            <text:p>46</text:p>
          </table:table-cell>
          <table:table-cell table:formula="of:=[.A54]*[.B54]+[.C53]" office:value-type="float" office:value="2330" calcext:value-type="float">
            <text:p>2330,00</text:p>
          </table:table-cell>
          <table:table-cell table:formula="of:=ROUND([.C54]*[.$C$5]/[.$C$135])" office:value-type="float" office:value="39" calcext:value-type="float">
            <text:p>39</text:p>
          </table:table-cell>
          <table:table-cell table:formula="of:=[.$C$6]+[.D54]" office:value-type="float" office:value="153" calcext:value-type="float">
            <text:p>153</text:p>
          </table:table-cell>
          <table:table-cell office:value-type="string" calcext:value-type="string">
            <text:p>,</text:p>
          </table:table-cell>
          <table:table-cell table:formula="of:=114-[.D54]"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54]" office:value-type="float" office:value="2" calcext:value-type="float">
            <text:p>2</text:p>
          </table:table-cell>
          <table:table-cell table:style-name="ce2" office:value-type="float" office:value="47" calcext:value-type="float">
            <text:p>47</text:p>
          </table:table-cell>
          <table:table-cell table:formula="of:=[.A55]*[.B55]+[.C54]" office:value-type="float" office:value="2424" calcext:value-type="float">
            <text:p>2424,00</text:p>
          </table:table-cell>
          <table:table-cell table:formula="of:=ROUND([.C55]*[.$C$5]/[.$C$135])" office:value-type="float" office:value="41" calcext:value-type="float">
            <text:p>41</text:p>
          </table:table-cell>
          <table:table-cell table:formula="of:=[.$C$6]+[.D55]"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table:formula="of:=114-[.D55]"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$H$3]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formula="of:=[.A56]*[.B56]+[.C55]" office:value-type="float" office:value="2520" calcext:value-type="float">
            <text:p>2520,00</text:p>
          </table:table-cell>
          <table:table-cell table:formula="of:=ROUND([.C56]*[.$C$5]/[.$C$135])" office:value-type="float" office:value="42" calcext:value-type="float">
            <text:p>42</text:p>
          </table:table-cell>
          <table:table-cell table:formula="of:=[.$C$6]+[.D56]"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table:formula="of:=114-[.D56]"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56]" office:value-type="float" office:value="2" calcext:value-type="float">
            <text:p>2</text:p>
          </table:table-cell>
          <table:table-cell table:style-name="ce1" office:value-type="float" office:value="49" calcext:value-type="float">
            <text:p>49</text:p>
          </table:table-cell>
          <table:table-cell table:formula="of:=[.A57]*[.B57]+[.C56]" office:value-type="float" office:value="2618" calcext:value-type="float">
            <text:p>2618,00</text:p>
          </table:table-cell>
          <table:table-cell table:formula="of:=ROUND([.C57]*[.$C$5]/[.$C$135])" office:value-type="float" office:value="44" calcext:value-type="float">
            <text:p>44</text:p>
          </table:table-cell>
          <table:table-cell table:formula="of:=[.$C$6]+[.D57]"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table:formula="of:=114-[.D57]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57]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formula="of:=[.A58]*[.B58]+[.C57]" office:value-type="float" office:value="2718" calcext:value-type="float">
            <text:p>2718,00</text:p>
          </table:table-cell>
          <table:table-cell table:formula="of:=ROUND([.C58]*[.$C$5]/[.$C$135])" office:value-type="float" office:value="46" calcext:value-type="float">
            <text:p>46</text:p>
          </table:table-cell>
          <table:table-cell table:formula="of:=[.$C$6]+[.D58]"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table:formula="of:=114-[.D58]"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58]"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formula="of:=[.A59]*[.B59]+[.C58]" office:value-type="float" office:value="2820" calcext:value-type="float">
            <text:p>2820,00</text:p>
          </table:table-cell>
          <table:table-cell table:formula="of:=ROUND([.C59]*[.$C$5]/[.$C$135])" office:value-type="float" office:value="47" calcext:value-type="float">
            <text:p>47</text:p>
          </table:table-cell>
          <table:table-cell table:formula="of:=[.$C$6]+[.D59]"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table:formula="of:=114-[.D59]"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59]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formula="of:=[.A60]*[.B60]+[.C59]" office:value-type="float" office:value="2924" calcext:value-type="float">
            <text:p>2924,00</text:p>
          </table:table-cell>
          <table:table-cell table:formula="of:=ROUND([.C60]*[.$C$5]/[.$C$135])" office:value-type="float" office:value="49" calcext:value-type="float">
            <text:p>49</text:p>
          </table:table-cell>
          <table:table-cell table:formula="of:=[.$C$6]+[.D60]"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table:formula="of:=114-[.D60]"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60]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formula="of:=[.A61]*[.B61]+[.C60]" office:value-type="float" office:value="3030" calcext:value-type="float">
            <text:p>3030,00</text:p>
          </table:table-cell>
          <table:table-cell table:formula="of:=ROUND([.C61]*[.$C$5]/[.$C$135])" office:value-type="float" office:value="51" calcext:value-type="float">
            <text:p>51</text:p>
          </table:table-cell>
          <table:table-cell table:formula="of:=[.$C$6]+[.D61]"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table:formula="of:=114-[.D61]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61]" office:value-type="float" office:value="2" calcext:value-type="float">
            <text:p>2</text:p>
          </table:table-cell>
          <table:table-cell table:style-name="ce1" office:value-type="float" office:value="54" calcext:value-type="float">
            <text:p>54</text:p>
          </table:table-cell>
          <table:table-cell table:formula="of:=[.A62]*[.B62]+[.C61]" office:value-type="float" office:value="3138" calcext:value-type="float">
            <text:p>3138,00</text:p>
          </table:table-cell>
          <table:table-cell table:formula="of:=ROUND([.C62]*[.$C$5]/[.$C$135])" office:value-type="float" office:value="53" calcext:value-type="float">
            <text:p>53</text:p>
          </table:table-cell>
          <table:table-cell table:formula="of:=[.$C$6]+[.D62]"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table:formula="of:=114-[.D62]"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62]" office:value-type="float" office:value="2" calcext:value-type="float">
            <text:p>2</text:p>
          </table:table-cell>
          <table:table-cell table:style-name="ce1" office:value-type="float" office:value="55" calcext:value-type="float">
            <text:p>55</text:p>
          </table:table-cell>
          <table:table-cell table:formula="of:=[.A63]*[.B63]+[.C62]" office:value-type="float" office:value="3248" calcext:value-type="float">
            <text:p>3248,00</text:p>
          </table:table-cell>
          <table:table-cell table:formula="of:=ROUND([.C63]*[.$C$5]/[.$C$135])" office:value-type="float" office:value="54" calcext:value-type="float">
            <text:p>54</text:p>
          </table:table-cell>
          <table:table-cell table:formula="of:=[.$C$6]+[.D63]"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table:formula="of:=114-[.D6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$I$3]" office:value-type="float" office:value="1" calcext:value-type="float">
            <text:p>1</text:p>
          </table:table-cell>
          <table:table-cell table:style-name="ce2" office:value-type="float" office:value="56" calcext:value-type="float">
            <text:p>56</text:p>
          </table:table-cell>
          <table:table-cell table:formula="of:=[.A64]*[.B64]+[.C63]" office:value-type="float" office:value="3304" calcext:value-type="float">
            <text:p>3304,00</text:p>
          </table:table-cell>
          <table:table-cell table:formula="of:=ROUND([.C64]*[.$C$5]/[.$C$135])" office:value-type="float" office:value="55" calcext:value-type="float">
            <text:p>55</text:p>
          </table:table-cell>
          <table:table-cell table:formula="of:=[.$C$6]+[.D64]"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table:formula="of:=114-[.D64]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64]" office:value-type="float" office:value="1" calcext:value-type="float">
            <text:p>1</text:p>
          </table:table-cell>
          <table:table-cell table:style-name="ce2" office:value-type="float" office:value="57" calcext:value-type="float">
            <text:p>57</text:p>
          </table:table-cell>
          <table:table-cell table:formula="of:=[.A65]*[.B65]+[.C64]" office:value-type="float" office:value="3361" calcext:value-type="float">
            <text:p>3361,00</text:p>
          </table:table-cell>
          <table:table-cell table:formula="of:=ROUND([.C65]*[.$C$5]/[.$C$135])" office:value-type="float" office:value="56" calcext:value-type="float">
            <text:p>56</text:p>
          </table:table-cell>
          <table:table-cell table:formula="of:=[.$C$6]+[.D65]"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table:formula="of:=114-[.D65]"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65]" office:value-type="float" office:value="1" calcext:value-type="float">
            <text:p>1</text:p>
          </table:table-cell>
          <table:table-cell table:style-name="ce2" office:value-type="float" office:value="58" calcext:value-type="float">
            <text:p>58</text:p>
          </table:table-cell>
          <table:table-cell table:formula="of:=[.A66]*[.B66]+[.C65]" office:value-type="float" office:value="3419" calcext:value-type="float">
            <text:p>3419,00</text:p>
          </table:table-cell>
          <table:table-cell table:formula="of:=ROUND([.C66]*[.$C$5]/[.$C$135])" office:value-type="float" office:value="57" calcext:value-type="float">
            <text:p>57</text:p>
          </table:table-cell>
          <table:table-cell table:formula="of:=[.$C$6]+[.D66]"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table:formula="of:=114-[.D66]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66]" office:value-type="float" office:value="1" calcext:value-type="float">
            <text:p>1</text:p>
          </table:table-cell>
          <table:table-cell table:style-name="ce2" office:value-type="float" office:value="59" calcext:value-type="float">
            <text:p>59</text:p>
          </table:table-cell>
          <table:table-cell table:formula="of:=[.A67]*[.B67]+[.C66]" office:value-type="float" office:value="3478" calcext:value-type="float">
            <text:p>3478,00</text:p>
          </table:table-cell>
          <table:table-cell table:formula="of:=ROUND([.C67]*[.$C$5]/[.$C$135])" office:value-type="float" office:value="58" calcext:value-type="float">
            <text:p>58</text:p>
          </table:table-cell>
          <table:table-cell table:formula="of:=[.$C$6]+[.D67]"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table:formula="of:=114-[.D67]"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67]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formula="of:=[.A68]*[.B68]+[.C67]" office:value-type="float" office:value="3538" calcext:value-type="float">
            <text:p>3538,00</text:p>
          </table:table-cell>
          <table:table-cell table:formula="of:=ROUND([.C68]*[.$C$5]/[.$C$135])" office:value-type="float" office:value="59" calcext:value-type="float">
            <text:p>59</text:p>
          </table:table-cell>
          <table:table-cell table:formula="of:=[.$C$6]+[.D68]"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table:formula="of:=114-[.D68]"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68]" office:value-type="float" office:value="1" calcext:value-type="float">
            <text:p>1</text:p>
          </table:table-cell>
          <table:table-cell table:style-name="ce2" office:value-type="float" office:value="61" calcext:value-type="float">
            <text:p>61</text:p>
          </table:table-cell>
          <table:table-cell table:formula="of:=[.A69]*[.B69]+[.C68]" office:value-type="float" office:value="3599" calcext:value-type="float">
            <text:p>3599,00</text:p>
          </table:table-cell>
          <table:table-cell table:formula="of:=ROUND([.C69]*[.$C$5]/[.$C$135])" office:value-type="float" office:value="60" calcext:value-type="float">
            <text:p>60</text:p>
          </table:table-cell>
          <table:table-cell table:formula="of:=[.$C$6]+[.D69]"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table:formula="of:=114-[.D69]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69]" office:value-type="float" office:value="1" calcext:value-type="float">
            <text:p>1</text:p>
          </table:table-cell>
          <table:table-cell table:style-name="ce2" office:value-type="float" office:value="62" calcext:value-type="float">
            <text:p>62</text:p>
          </table:table-cell>
          <table:table-cell table:formula="of:=[.A70]*[.B70]+[.C69]" office:value-type="float" office:value="3661" calcext:value-type="float">
            <text:p>3661,00</text:p>
          </table:table-cell>
          <table:table-cell table:formula="of:=ROUND([.C70]*[.$C$5]/[.$C$135])" office:value-type="float" office:value="61" calcext:value-type="float">
            <text:p>61</text:p>
          </table:table-cell>
          <table:table-cell table:formula="of:=[.$C$6]+[.D70]"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table:formula="of:=114-[.D70]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70]" office:value-type="float" office:value="1" calcext:value-type="float">
            <text:p>1</text:p>
          </table:table-cell>
          <table:table-cell table:style-name="ce2" office:value-type="float" office:value="63" calcext:value-type="float">
            <text:p>63</text:p>
          </table:table-cell>
          <table:table-cell table:formula="of:=[.A71]*[.B71]+[.C70]" office:value-type="float" office:value="3724" calcext:value-type="float">
            <text:p>3724,00</text:p>
          </table:table-cell>
          <table:table-cell table:formula="of:=ROUND([.C71]*[.$C$5]/[.$C$135])" office:value-type="float" office:value="62" calcext:value-type="float">
            <text:p>62</text:p>
          </table:table-cell>
          <table:table-cell table:formula="of:=[.$C$6]+[.D71]"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table:formula="of:=114-[.D71]"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$I$3]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formula="of:=[.A72]*[.B72]+[.C71]" office:value-type="float" office:value="3788" calcext:value-type="float">
            <text:p>3788,00</text:p>
          </table:table-cell>
          <table:table-cell table:formula="of:=ROUND([.C72]*[.$C$5]/[.$C$135])" office:value-type="float" office:value="64" calcext:value-type="float">
            <text:p>64</text:p>
          </table:table-cell>
          <table:table-cell table:formula="of:=[.$C$6]+[.D72]"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table:formula="of:=114-[.D72]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72]" office:value-type="float" office:value="1" calcext:value-type="float">
            <text:p>1</text:p>
          </table:table-cell>
          <table:table-cell table:style-name="ce1" office:value-type="float" office:value="65" calcext:value-type="float">
            <text:p>65</text:p>
          </table:table-cell>
          <table:table-cell table:formula="of:=[.A73]*[.B73]+[.C72]" office:value-type="float" office:value="3853" calcext:value-type="float">
            <text:p>3853,00</text:p>
          </table:table-cell>
          <table:table-cell table:formula="of:=ROUND([.C73]*[.$C$5]/[.$C$135])" office:value-type="float" office:value="65" calcext:value-type="float">
            <text:p>65</text:p>
          </table:table-cell>
          <table:table-cell table:formula="of:=[.$C$6]+[.D73]"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table:formula="of:=114-[.D73]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73]" office:value-type="float" office:value="1" calcext:value-type="float">
            <text:p>1</text:p>
          </table:table-cell>
          <table:table-cell table:style-name="ce1" office:value-type="float" office:value="66" calcext:value-type="float">
            <text:p>66</text:p>
          </table:table-cell>
          <table:table-cell table:formula="of:=[.A74]*[.B74]+[.C73]" office:value-type="float" office:value="3919" calcext:value-type="float">
            <text:p>3919,00</text:p>
          </table:table-cell>
          <table:table-cell table:formula="of:=ROUND([.C74]*[.$C$5]/[.$C$135])" office:value-type="float" office:value="66" calcext:value-type="float">
            <text:p>66</text:p>
          </table:table-cell>
          <table:table-cell table:formula="of:=[.$C$6]+[.D74]"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table:formula="of:=114-[.D74]"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74]"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table:formula="of:=[.A75]*[.B75]+[.C74]" office:value-type="float" office:value="3986" calcext:value-type="float">
            <text:p>3986,00</text:p>
          </table:table-cell>
          <table:table-cell table:formula="of:=ROUND([.C75]*[.$C$5]/[.$C$135])" office:value-type="float" office:value="67" calcext:value-type="float">
            <text:p>67</text:p>
          </table:table-cell>
          <table:table-cell table:formula="of:=[.$C$6]+[.D75]"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table:formula="of:=114-[.D75]"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75]" office:value-type="float" office:value="1" calcext:value-type="float">
            <text:p>1</text:p>
          </table:table-cell>
          <table:table-cell table:style-name="ce1" office:value-type="float" office:value="68" calcext:value-type="float">
            <text:p>68</text:p>
          </table:table-cell>
          <table:table-cell table:formula="of:=[.A76]*[.B76]+[.C75]" office:value-type="float" office:value="4054" calcext:value-type="float">
            <text:p>4054,00</text:p>
          </table:table-cell>
          <table:table-cell table:formula="of:=ROUND([.C76]*[.$C$5]/[.$C$135])" office:value-type="float" office:value="68" calcext:value-type="float">
            <text:p>68</text:p>
          </table:table-cell>
          <table:table-cell table:formula="of:=[.$C$6]+[.D76]"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table:formula="of:=114-[.D76]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76]" office:value-type="float" office:value="1" calcext:value-type="float">
            <text:p>1</text:p>
          </table:table-cell>
          <table:table-cell table:style-name="ce1" office:value-type="float" office:value="69" calcext:value-type="float">
            <text:p>69</text:p>
          </table:table-cell>
          <table:table-cell table:formula="of:=[.A77]*[.B77]+[.C76]" office:value-type="float" office:value="4123" calcext:value-type="float">
            <text:p>4123,00</text:p>
          </table:table-cell>
          <table:table-cell table:formula="of:=ROUND([.C77]*[.$C$5]/[.$C$135])" office:value-type="float" office:value="69" calcext:value-type="float">
            <text:p>69</text:p>
          </table:table-cell>
          <table:table-cell table:formula="of:=[.$C$6]+[.D77]"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table:formula="of:=114-[.D77]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77]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formula="of:=[.A78]*[.B78]+[.C77]" office:value-type="float" office:value="4193" calcext:value-type="float">
            <text:p>4193,00</text:p>
          </table:table-cell>
          <table:table-cell table:formula="of:=ROUND([.C78]*[.$C$5]/[.$C$135])" office:value-type="float" office:value="70" calcext:value-type="float">
            <text:p>70</text:p>
          </table:table-cell>
          <table:table-cell table:formula="of:=[.$C$6]+[.D78]"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table:formula="of:=114-[.D78]"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78]" office:value-type="float" office:value="1" calcext:value-type="float">
            <text:p>1</text:p>
          </table:table-cell>
          <table:table-cell table:style-name="ce1" office:value-type="float" office:value="71" calcext:value-type="float">
            <text:p>71</text:p>
          </table:table-cell>
          <table:table-cell table:formula="of:=[.A79]*[.B79]+[.C78]" office:value-type="float" office:value="4264" calcext:value-type="float">
            <text:p>4264,00</text:p>
          </table:table-cell>
          <table:table-cell table:formula="of:=ROUND([.C79]*[.$C$5]/[.$C$135])" office:value-type="float" office:value="71" calcext:value-type="float">
            <text:p>71</text:p>
          </table:table-cell>
          <table:table-cell table:formula="of:=[.$C$6]+[.D79]"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table:formula="of:=114-[.D79]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$J$3]" office:value-type="float" office:value="1" calcext:value-type="float">
            <text:p>1</text:p>
          </table:table-cell>
          <table:table-cell table:style-name="ce2" office:value-type="float" office:value="72" calcext:value-type="float">
            <text:p>72</text:p>
          </table:table-cell>
          <table:table-cell table:formula="of:=[.A80]*[.B80]+[.C79]" office:value-type="float" office:value="4336" calcext:value-type="float">
            <text:p>4336,00</text:p>
          </table:table-cell>
          <table:table-cell table:formula="of:=ROUND([.C80]*[.$C$5]/[.$C$135])" office:value-type="float" office:value="73" calcext:value-type="float">
            <text:p>73</text:p>
          </table:table-cell>
          <table:table-cell table:formula="of:=[.$C$6]+[.D80]"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table:formula="of:=114-[.D80]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80]" office:value-type="float" office:value="1" calcext:value-type="float">
            <text:p>1</text:p>
          </table:table-cell>
          <table:table-cell table:style-name="ce2" office:value-type="float" office:value="73" calcext:value-type="float">
            <text:p>73</text:p>
          </table:table-cell>
          <table:table-cell table:formula="of:=[.A81]*[.B81]+[.C80]" office:value-type="float" office:value="4409" calcext:value-type="float">
            <text:p>4409,00</text:p>
          </table:table-cell>
          <table:table-cell table:formula="of:=ROUND([.C81]*[.$C$5]/[.$C$135])" office:value-type="float" office:value="74" calcext:value-type="float">
            <text:p>74</text:p>
          </table:table-cell>
          <table:table-cell table:formula="of:=[.$C$6]+[.D81]"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table:formula="of:=114-[.D81]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81]" office:value-type="float" office:value="1" calcext:value-type="float">
            <text:p>1</text:p>
          </table:table-cell>
          <table:table-cell table:style-name="ce2" office:value-type="float" office:value="74" calcext:value-type="float">
            <text:p>74</text:p>
          </table:table-cell>
          <table:table-cell table:formula="of:=[.A82]*[.B82]+[.C81]" office:value-type="float" office:value="4483" calcext:value-type="float">
            <text:p>4483,00</text:p>
          </table:table-cell>
          <table:table-cell table:formula="of:=ROUND([.C82]*[.$C$5]/[.$C$135])" office:value-type="float" office:value="75" calcext:value-type="float">
            <text:p>75</text:p>
          </table:table-cell>
          <table:table-cell table:formula="of:=[.$C$6]+[.D82]"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table:formula="of:=114-[.D82]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82]" office:value-type="float" office:value="1" calcext:value-type="float">
            <text:p>1</text:p>
          </table:table-cell>
          <table:table-cell table:style-name="ce2" office:value-type="float" office:value="75" calcext:value-type="float">
            <text:p>75</text:p>
          </table:table-cell>
          <table:table-cell table:formula="of:=[.A83]*[.B83]+[.C82]" office:value-type="float" office:value="4558" calcext:value-type="float">
            <text:p>4558,00</text:p>
          </table:table-cell>
          <table:table-cell table:formula="of:=ROUND([.C83]*[.$C$5]/[.$C$135])" office:value-type="float" office:value="76" calcext:value-type="float">
            <text:p>76</text:p>
          </table:table-cell>
          <table:table-cell table:formula="of:=[.$C$6]+[.D83]"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table:formula="of:=114-[.D83]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83]" office:value-type="float" office:value="1" calcext:value-type="float">
            <text:p>1</text:p>
          </table:table-cell>
          <table:table-cell table:style-name="ce2" office:value-type="float" office:value="76" calcext:value-type="float">
            <text:p>76</text:p>
          </table:table-cell>
          <table:table-cell table:formula="of:=[.A84]*[.B84]+[.C83]" office:value-type="float" office:value="4634" calcext:value-type="float">
            <text:p>4634,00</text:p>
          </table:table-cell>
          <table:table-cell table:formula="of:=ROUND([.C84]*[.$C$5]/[.$C$135])" office:value-type="float" office:value="78" calcext:value-type="float">
            <text:p>78</text:p>
          </table:table-cell>
          <table:table-cell table:formula="of:=[.$C$6]+[.D84]"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table:formula="of:=114-[.D84]"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84]" office:value-type="float" office:value="1" calcext:value-type="float">
            <text:p>1</text:p>
          </table:table-cell>
          <table:table-cell table:style-name="ce2" office:value-type="float" office:value="77" calcext:value-type="float">
            <text:p>77</text:p>
          </table:table-cell>
          <table:table-cell table:formula="of:=[.A85]*[.B85]+[.C84]" office:value-type="float" office:value="4711" calcext:value-type="float">
            <text:p>4711,00</text:p>
          </table:table-cell>
          <table:table-cell table:formula="of:=ROUND([.C85]*[.$C$5]/[.$C$135])" office:value-type="float" office:value="79" calcext:value-type="float">
            <text:p>79</text:p>
          </table:table-cell>
          <table:table-cell table:formula="of:=[.$C$6]+[.D85]"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table:formula="of:=114-[.D85]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85]" office:value-type="float" office:value="1" calcext:value-type="float">
            <text:p>1</text:p>
          </table:table-cell>
          <table:table-cell table:style-name="ce2" office:value-type="float" office:value="78" calcext:value-type="float">
            <text:p>78</text:p>
          </table:table-cell>
          <table:table-cell table:formula="of:=[.A86]*[.B86]+[.C85]" office:value-type="float" office:value="4789" calcext:value-type="float">
            <text:p>4789,00</text:p>
          </table:table-cell>
          <table:table-cell table:formula="of:=ROUND([.C86]*[.$C$5]/[.$C$135])" office:value-type="float" office:value="80" calcext:value-type="float">
            <text:p>80</text:p>
          </table:table-cell>
          <table:table-cell table:formula="of:=[.$C$6]+[.D86]" office:value-type="float" office:value="194" calcext:value-type="float">
            <text:p>194</text:p>
          </table:table-cell>
          <table:table-cell office:value-type="string" calcext:value-type="string">
            <text:p>,</text:p>
          </table:table-cell>
          <table:table-cell table:formula="of:=114-[.D86]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86]" office:value-type="float" office:value="1" calcext:value-type="float">
            <text:p>1</text:p>
          </table:table-cell>
          <table:table-cell table:style-name="ce2" office:value-type="float" office:value="79" calcext:value-type="float">
            <text:p>79</text:p>
          </table:table-cell>
          <table:table-cell table:formula="of:=[.A87]*[.B87]+[.C86]" office:value-type="float" office:value="4868" calcext:value-type="float">
            <text:p>4868,00</text:p>
          </table:table-cell>
          <table:table-cell table:formula="of:=ROUND([.C87]*[.$C$5]/[.$C$135])" office:value-type="float" office:value="82" calcext:value-type="float">
            <text:p>82</text:p>
          </table:table-cell>
          <table:table-cell table:formula="of:=[.$C$6]+[.D87]"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table:formula="of:=114-[.D87]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$K$3]" office:value-type="float" office:value="0.5" calcext:value-type="float">
            <text:p>0,5</text:p>
          </table:table-cell>
          <table:table-cell table:style-name="ce1" office:value-type="float" office:value="80" calcext:value-type="float">
            <text:p>80</text:p>
          </table:table-cell>
          <table:table-cell table:formula="of:=[.A88]*[.B88]+[.C87]" office:value-type="float" office:value="4908" calcext:value-type="float">
            <text:p>4908,00</text:p>
          </table:table-cell>
          <table:table-cell table:formula="of:=ROUND([.C88]*[.$C$5]/[.$C$135])" office:value-type="float" office:value="82" calcext:value-type="float">
            <text:p>82</text:p>
          </table:table-cell>
          <table:table-cell table:formula="of:=[.$C$6]+[.D88]"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table:formula="of:=114-[.D88]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88]" office:value-type="float" office:value="0.5" calcext:value-type="float">
            <text:p>0,5</text:p>
          </table:table-cell>
          <table:table-cell table:style-name="ce1" office:value-type="float" office:value="81" calcext:value-type="float">
            <text:p>81</text:p>
          </table:table-cell>
          <table:table-cell table:formula="of:=[.A89]*[.B89]+[.C88]" office:value-type="float" office:value="4948.5" calcext:value-type="float">
            <text:p>4948,50</text:p>
          </table:table-cell>
          <table:table-cell table:formula="of:=ROUND([.C89]*[.$C$5]/[.$C$135])" office:value-type="float" office:value="83" calcext:value-type="float">
            <text:p>83</text:p>
          </table:table-cell>
          <table:table-cell table:formula="of:=[.$C$6]+[.D89]" office:value-type="float" office:value="197" calcext:value-type="float">
            <text:p>197</text:p>
          </table:table-cell>
          <table:table-cell office:value-type="string" calcext:value-type="string">
            <text:p>,</text:p>
          </table:table-cell>
          <table:table-cell table:formula="of:=114-[.D89]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89]" office:value-type="float" office:value="0.5" calcext:value-type="float">
            <text:p>0,5</text:p>
          </table:table-cell>
          <table:table-cell table:style-name="ce1" office:value-type="float" office:value="82" calcext:value-type="float">
            <text:p>82</text:p>
          </table:table-cell>
          <table:table-cell table:formula="of:=[.A90]*[.B90]+[.C89]" office:value-type="float" office:value="4989.5" calcext:value-type="float">
            <text:p>4989,50</text:p>
          </table:table-cell>
          <table:table-cell table:formula="of:=ROUND([.C90]*[.$C$5]/[.$C$135])" office:value-type="float" office:value="84" calcext:value-type="float">
            <text:p>84</text:p>
          </table:table-cell>
          <table:table-cell table:formula="of:=[.$C$6]+[.D90]" office:value-type="float" office:value="198" calcext:value-type="float">
            <text:p>198</text:p>
          </table:table-cell>
          <table:table-cell office:value-type="string" calcext:value-type="string">
            <text:p>,</text:p>
          </table:table-cell>
          <table:table-cell table:formula="of:=114-[.D90]"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90]" office:value-type="float" office:value="0.5" calcext:value-type="float">
            <text:p>0,5</text:p>
          </table:table-cell>
          <table:table-cell table:style-name="ce1" office:value-type="float" office:value="83" calcext:value-type="float">
            <text:p>83</text:p>
          </table:table-cell>
          <table:table-cell table:formula="of:=[.A91]*[.B91]+[.C90]" office:value-type="float" office:value="5031" calcext:value-type="float">
            <text:p>5031,00</text:p>
          </table:table-cell>
          <table:table-cell table:formula="of:=ROUND([.C91]*[.$C$5]/[.$C$135])" office:value-type="float" office:value="84" calcext:value-type="float">
            <text:p>84</text:p>
          </table:table-cell>
          <table:table-cell table:formula="of:=[.$C$6]+[.D91]" office:value-type="float" office:value="198" calcext:value-type="float">
            <text:p>198</text:p>
          </table:table-cell>
          <table:table-cell office:value-type="string" calcext:value-type="string">
            <text:p>,</text:p>
          </table:table-cell>
          <table:table-cell table:formula="of:=114-[.D91]"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91]" office:value-type="float" office:value="0.5" calcext:value-type="float">
            <text:p>0,5</text:p>
          </table:table-cell>
          <table:table-cell table:style-name="ce1" office:value-type="float" office:value="84" calcext:value-type="float">
            <text:p>84</text:p>
          </table:table-cell>
          <table:table-cell table:formula="of:=[.A92]*[.B92]+[.C91]" office:value-type="float" office:value="5073" calcext:value-type="float">
            <text:p>5073,00</text:p>
          </table:table-cell>
          <table:table-cell table:formula="of:=ROUND([.C92]*[.$C$5]/[.$C$135])" office:value-type="float" office:value="85" calcext:value-type="float">
            <text:p>85</text:p>
          </table:table-cell>
          <table:table-cell table:formula="of:=[.$C$6]+[.D92]"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table:formula="of:=114-[.D92]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92]" office:value-type="float" office:value="0.5" calcext:value-type="float">
            <text:p>0,5</text:p>
          </table:table-cell>
          <table:table-cell table:style-name="ce1" office:value-type="float" office:value="85" calcext:value-type="float">
            <text:p>85</text:p>
          </table:table-cell>
          <table:table-cell table:formula="of:=[.A93]*[.B93]+[.C92]" office:value-type="float" office:value="5115.5" calcext:value-type="float">
            <text:p>5115,50</text:p>
          </table:table-cell>
          <table:table-cell table:formula="of:=ROUND([.C93]*[.$C$5]/[.$C$135])" office:value-type="float" office:value="86" calcext:value-type="float">
            <text:p>86</text:p>
          </table:table-cell>
          <table:table-cell table:formula="of:=[.$C$6]+[.D93]"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table:formula="of:=114-[.D93]"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93]" office:value-type="float" office:value="0.5" calcext:value-type="float">
            <text:p>0,5</text:p>
          </table:table-cell>
          <table:table-cell table:style-name="ce1" office:value-type="float" office:value="86" calcext:value-type="float">
            <text:p>86</text:p>
          </table:table-cell>
          <table:table-cell table:formula="of:=[.A94]*[.B94]+[.C93]" office:value-type="float" office:value="5158.5" calcext:value-type="float">
            <text:p>5158,50</text:p>
          </table:table-cell>
          <table:table-cell table:formula="of:=ROUND([.C94]*[.$C$5]/[.$C$135])" office:value-type="float" office:value="86" calcext:value-type="float">
            <text:p>86</text:p>
          </table:table-cell>
          <table:table-cell table:formula="of:=[.$C$6]+[.D94]"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table:formula="of:=114-[.D94]"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94]" office:value-type="float" office:value="0.5" calcext:value-type="float">
            <text:p>0,5</text:p>
          </table:table-cell>
          <table:table-cell table:style-name="ce1" office:value-type="float" office:value="87" calcext:value-type="float">
            <text:p>87</text:p>
          </table:table-cell>
          <table:table-cell table:formula="of:=[.A95]*[.B95]+[.C94]" office:value-type="float" office:value="5202" calcext:value-type="float">
            <text:p>5202,00</text:p>
          </table:table-cell>
          <table:table-cell table:formula="of:=ROUND([.C95]*[.$C$5]/[.$C$135])" office:value-type="float" office:value="87" calcext:value-type="float">
            <text:p>87</text:p>
          </table:table-cell>
          <table:table-cell table:formula="of:=[.$C$6]+[.D95]"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 table:formula="of:=114-[.D95]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$L$3]" office:value-type="float" office:value="0.5" calcext:value-type="float">
            <text:p>0,5</text:p>
          </table:table-cell>
          <table:table-cell table:style-name="ce2" office:value-type="float" office:value="88" calcext:value-type="float">
            <text:p>88</text:p>
          </table:table-cell>
          <table:table-cell table:formula="of:=[.A96]*[.B96]+[.C95]" office:value-type="float" office:value="5246" calcext:value-type="float">
            <text:p>5246,00</text:p>
          </table:table-cell>
          <table:table-cell table:formula="of:=ROUND([.C96]*[.$C$5]/[.$C$135])" office:value-type="float" office:value="88" calcext:value-type="float">
            <text:p>88</text:p>
          </table:table-cell>
          <table:table-cell table:formula="of:=[.$C$6]+[.D96]" office:value-type="float" office:value="202" calcext:value-type="float">
            <text:p>202</text:p>
          </table:table-cell>
          <table:table-cell office:value-type="string" calcext:value-type="string">
            <text:p>,</text:p>
          </table:table-cell>
          <table:table-cell table:formula="of:=114-[.D96]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96]" office:value-type="float" office:value="0.5" calcext:value-type="float">
            <text:p>0,5</text:p>
          </table:table-cell>
          <table:table-cell table:style-name="ce2" office:value-type="float" office:value="89" calcext:value-type="float">
            <text:p>89</text:p>
          </table:table-cell>
          <table:table-cell table:formula="of:=[.A97]*[.B97]+[.C96]" office:value-type="float" office:value="5290.5" calcext:value-type="float">
            <text:p>5290,50</text:p>
          </table:table-cell>
          <table:table-cell table:formula="of:=ROUND([.C97]*[.$C$5]/[.$C$135])" office:value-type="float" office:value="89" calcext:value-type="float">
            <text:p>89</text:p>
          </table:table-cell>
          <table:table-cell table:formula="of:=[.$C$6]+[.D97]"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table:formula="of:=114-[.D97]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97]" office:value-type="float" office:value="0.5" calcext:value-type="float">
            <text:p>0,5</text:p>
          </table:table-cell>
          <table:table-cell table:style-name="ce2" office:value-type="float" office:value="90" calcext:value-type="float">
            <text:p>90</text:p>
          </table:table-cell>
          <table:table-cell table:formula="of:=[.A98]*[.B98]+[.C97]" office:value-type="float" office:value="5335.5" calcext:value-type="float">
            <text:p>5335,50</text:p>
          </table:table-cell>
          <table:table-cell table:formula="of:=ROUND([.C98]*[.$C$5]/[.$C$135])" office:value-type="float" office:value="89" calcext:value-type="float">
            <text:p>89</text:p>
          </table:table-cell>
          <table:table-cell table:formula="of:=[.$C$6]+[.D98]"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table:formula="of:=114-[.D98]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98]" office:value-type="float" office:value="0.5" calcext:value-type="float">
            <text:p>0,5</text:p>
          </table:table-cell>
          <table:table-cell table:style-name="ce2" office:value-type="float" office:value="91" calcext:value-type="float">
            <text:p>91</text:p>
          </table:table-cell>
          <table:table-cell table:formula="of:=[.A99]*[.B99]+[.C98]" office:value-type="float" office:value="5381" calcext:value-type="float">
            <text:p>5381,00</text:p>
          </table:table-cell>
          <table:table-cell table:formula="of:=ROUND([.C99]*[.$C$5]/[.$C$135])" office:value-type="float" office:value="90" calcext:value-type="float">
            <text:p>90</text:p>
          </table:table-cell>
          <table:table-cell table:formula="of:=[.$C$6]+[.D99]"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table:formula="of:=114-[.D99]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99]" office:value-type="float" office:value="0.5" calcext:value-type="float">
            <text:p>0,5</text:p>
          </table:table-cell>
          <table:table-cell table:style-name="ce2" office:value-type="float" office:value="92" calcext:value-type="float">
            <text:p>92</text:p>
          </table:table-cell>
          <table:table-cell table:formula="of:=[.A100]*[.B100]+[.C99]" office:value-type="float" office:value="5427" calcext:value-type="float">
            <text:p>5427,00</text:p>
          </table:table-cell>
          <table:table-cell table:formula="of:=ROUND([.C100]*[.$C$5]/[.$C$135])" office:value-type="float" office:value="91" calcext:value-type="float">
            <text:p>91</text:p>
          </table:table-cell>
          <table:table-cell table:formula="of:=[.$C$6]+[.D100]"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table:formula="of:=114-[.D100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00]" office:value-type="float" office:value="0.5" calcext:value-type="float">
            <text:p>0,5</text:p>
          </table:table-cell>
          <table:table-cell table:style-name="ce2" office:value-type="float" office:value="93" calcext:value-type="float">
            <text:p>93</text:p>
          </table:table-cell>
          <table:table-cell table:formula="of:=[.A101]*[.B101]+[.C100]" office:value-type="float" office:value="5473.5" calcext:value-type="float">
            <text:p>5473,50</text:p>
          </table:table-cell>
          <table:table-cell table:formula="of:=ROUND([.C101]*[.$C$5]/[.$C$135])" office:value-type="float" office:value="92" calcext:value-type="float">
            <text:p>92</text:p>
          </table:table-cell>
          <table:table-cell table:formula="of:=[.$C$6]+[.D101]" office:value-type="float" office:value="206" calcext:value-type="float">
            <text:p>206</text:p>
          </table:table-cell>
          <table:table-cell office:value-type="string" calcext:value-type="string">
            <text:p>,</text:p>
          </table:table-cell>
          <table:table-cell table:formula="of:=114-[.D101]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01]" office:value-type="float" office:value="0.5" calcext:value-type="float">
            <text:p>0,5</text:p>
          </table:table-cell>
          <table:table-cell table:style-name="ce2" office:value-type="float" office:value="94" calcext:value-type="float">
            <text:p>94</text:p>
          </table:table-cell>
          <table:table-cell table:formula="of:=[.A102]*[.B102]+[.C101]" office:value-type="float" office:value="5520.5" calcext:value-type="float">
            <text:p>5520,50</text:p>
          </table:table-cell>
          <table:table-cell table:formula="of:=ROUND([.C102]*[.$C$5]/[.$C$135])" office:value-type="float" office:value="93" calcext:value-type="float">
            <text:p>93</text:p>
          </table:table-cell>
          <table:table-cell table:formula="of:=[.$C$6]+[.D102]"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table:formula="of:=114-[.D102]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02]" office:value-type="float" office:value="0.5" calcext:value-type="float">
            <text:p>0,5</text:p>
          </table:table-cell>
          <table:table-cell table:style-name="ce2" office:value-type="float" office:value="95" calcext:value-type="float">
            <text:p>95</text:p>
          </table:table-cell>
          <table:table-cell table:formula="of:=[.A103]*[.B103]+[.C102]" office:value-type="float" office:value="5568" calcext:value-type="float">
            <text:p>5568,00</text:p>
          </table:table-cell>
          <table:table-cell table:formula="of:=ROUND([.C103]*[.$C$5]/[.$C$135])" office:value-type="float" office:value="93" calcext:value-type="float">
            <text:p>93</text:p>
          </table:table-cell>
          <table:table-cell table:formula="of:=[.$C$6]+[.D103]"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table:formula="of:=114-[.D103]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$M$3]" office:value-type="float" office:value="0.5" calcext:value-type="float">
            <text:p>0,5</text:p>
          </table:table-cell>
          <table:table-cell table:style-name="ce1" office:value-type="float" office:value="96" calcext:value-type="float">
            <text:p>96</text:p>
          </table:table-cell>
          <table:table-cell table:formula="of:=[.A104]*[.B104]+[.C103]" office:value-type="float" office:value="5616" calcext:value-type="float">
            <text:p>5616,00</text:p>
          </table:table-cell>
          <table:table-cell table:formula="of:=ROUND([.C104]*[.$C$5]/[.$C$135])" office:value-type="float" office:value="94" calcext:value-type="float">
            <text:p>94</text:p>
          </table:table-cell>
          <table:table-cell table:formula="of:=[.$C$6]+[.D104]"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  <table:table-cell table:formula="of:=114-[.D104]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04]" office:value-type="float" office:value="0.5" calcext:value-type="float">
            <text:p>0,5</text:p>
          </table:table-cell>
          <table:table-cell table:style-name="ce1" office:value-type="float" office:value="97" calcext:value-type="float">
            <text:p>97</text:p>
          </table:table-cell>
          <table:table-cell table:formula="of:=[.A105]*[.B105]+[.C104]" office:value-type="float" office:value="5664.5" calcext:value-type="float">
            <text:p>5664,50</text:p>
          </table:table-cell>
          <table:table-cell table:formula="of:=ROUND([.C105]*[.$C$5]/[.$C$135])" office:value-type="float" office:value="95" calcext:value-type="float">
            <text:p>95</text:p>
          </table:table-cell>
          <table:table-cell table:formula="of:=[.$C$6]+[.D105]"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table:formula="of:=114-[.D105]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05]" office:value-type="float" office:value="0.5" calcext:value-type="float">
            <text:p>0,5</text:p>
          </table:table-cell>
          <table:table-cell table:style-name="ce1" office:value-type="float" office:value="98" calcext:value-type="float">
            <text:p>98</text:p>
          </table:table-cell>
          <table:table-cell table:formula="of:=[.A106]*[.B106]+[.C105]" office:value-type="float" office:value="5713.5" calcext:value-type="float">
            <text:p>5713,50</text:p>
          </table:table-cell>
          <table:table-cell table:formula="of:=ROUND([.C106]*[.$C$5]/[.$C$135])" office:value-type="float" office:value="96" calcext:value-type="float">
            <text:p>96</text:p>
          </table:table-cell>
          <table:table-cell table:formula="of:=[.$C$6]+[.D106]"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  <table:table-cell table:formula="of:=114-[.D106]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06]" office:value-type="float" office:value="0.5" calcext:value-type="float">
            <text:p>0,5</text:p>
          </table:table-cell>
          <table:table-cell table:style-name="ce1" office:value-type="float" office:value="99" calcext:value-type="float">
            <text:p>99</text:p>
          </table:table-cell>
          <table:table-cell table:formula="of:=[.A107]*[.B107]+[.C106]" office:value-type="float" office:value="5763" calcext:value-type="float">
            <text:p>5763,00</text:p>
          </table:table-cell>
          <table:table-cell table:formula="of:=ROUND([.C107]*[.$C$5]/[.$C$135])" office:value-type="float" office:value="97" calcext:value-type="float">
            <text:p>97</text:p>
          </table:table-cell>
          <table:table-cell table:formula="of:=[.$C$6]+[.D107]" office:value-type="float" office:value="211" calcext:value-type="float">
            <text:p>211</text:p>
          </table:table-cell>
          <table:table-cell office:value-type="string" calcext:value-type="string">
            <text:p>,</text:p>
          </table:table-cell>
          <table:table-cell table:formula="of:=114-[.D107]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07]" office:value-type="float" office:value="0.5" calcext:value-type="float">
            <text:p>0,5</text:p>
          </table:table-cell>
          <table:table-cell table:style-name="ce1" office:value-type="float" office:value="100" calcext:value-type="float">
            <text:p>100</text:p>
          </table:table-cell>
          <table:table-cell table:formula="of:=[.A108]*[.B108]+[.C107]" office:value-type="float" office:value="5813" calcext:value-type="float">
            <text:p>5813,00</text:p>
          </table:table-cell>
          <table:table-cell table:formula="of:=ROUND([.C108]*[.$C$5]/[.$C$135])" office:value-type="float" office:value="97" calcext:value-type="float">
            <text:p>97</text:p>
          </table:table-cell>
          <table:table-cell table:formula="of:=[.$C$6]+[.D108]" office:value-type="float" office:value="211" calcext:value-type="float">
            <text:p>211</text:p>
          </table:table-cell>
          <table:table-cell office:value-type="string" calcext:value-type="string">
            <text:p>,</text:p>
          </table:table-cell>
          <table:table-cell table:formula="of:=114-[.D108]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08]" office:value-type="float" office:value="0.5" calcext:value-type="float">
            <text:p>0,5</text:p>
          </table:table-cell>
          <table:table-cell table:style-name="ce1" office:value-type="float" office:value="101" calcext:value-type="float">
            <text:p>101</text:p>
          </table:table-cell>
          <table:table-cell table:formula="of:=[.A109]*[.B109]+[.C108]" office:value-type="float" office:value="5863.5" calcext:value-type="float">
            <text:p>5863,50</text:p>
          </table:table-cell>
          <table:table-cell table:formula="of:=ROUND([.C109]*[.$C$5]/[.$C$135])" office:value-type="float" office:value="98" calcext:value-type="float">
            <text:p>98</text:p>
          </table:table-cell>
          <table:table-cell table:formula="of:=[.$C$6]+[.D109]" office:value-type="float" office:value="212" calcext:value-type="float">
            <text:p>212</text:p>
          </table:table-cell>
          <table:table-cell office:value-type="string" calcext:value-type="string">
            <text:p>,</text:p>
          </table:table-cell>
          <table:table-cell table:formula="of:=114-[.D109]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09]" office:value-type="float" office:value="0.5" calcext:value-type="float">
            <text:p>0,5</text:p>
          </table:table-cell>
          <table:table-cell table:style-name="ce1" office:value-type="float" office:value="102" calcext:value-type="float">
            <text:p>102</text:p>
          </table:table-cell>
          <table:table-cell table:formula="of:=[.A110]*[.B110]+[.C109]" office:value-type="float" office:value="5914.5" calcext:value-type="float">
            <text:p>5914,50</text:p>
          </table:table-cell>
          <table:table-cell table:formula="of:=ROUND([.C110]*[.$C$5]/[.$C$135])" office:value-type="float" office:value="99" calcext:value-type="float">
            <text:p>99</text:p>
          </table:table-cell>
          <table:table-cell table:formula="of:=[.$C$6]+[.D110]"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table:formula="of:=114-[.D110]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10]" office:value-type="float" office:value="0.5" calcext:value-type="float">
            <text:p>0,5</text:p>
          </table:table-cell>
          <table:table-cell table:style-name="ce1" office:value-type="float" office:value="103" calcext:value-type="float">
            <text:p>103</text:p>
          </table:table-cell>
          <table:table-cell table:formula="of:=[.A111]*[.B111]+[.C110]" office:value-type="float" office:value="5966" calcext:value-type="float">
            <text:p>5966,00</text:p>
          </table:table-cell>
          <table:table-cell table:formula="of:=ROUND([.C111]*[.$C$5]/[.$C$135])" office:value-type="float" office:value="100" calcext:value-type="float">
            <text:p>100</text:p>
          </table:table-cell>
          <table:table-cell table:formula="of:=[.$C$6]+[.D111]"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table:formula="of:=114-[.D111]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$N$3]" office:value-type="float" office:value="0.199999999999999" calcext:value-type="float">
            <text:p>0,2</text:p>
          </table:table-cell>
          <table:table-cell table:style-name="ce2" office:value-type="float" office:value="104" calcext:value-type="float">
            <text:p>104</text:p>
          </table:table-cell>
          <table:table-cell table:formula="of:=[.A112]*[.B112]+[.C111]" office:value-type="float" office:value="5986.8" calcext:value-type="float">
            <text:p>5986,80</text:p>
          </table:table-cell>
          <table:table-cell table:formula="of:=ROUND([.C112]*[.$C$5]/[.$C$135])" office:value-type="float" office:value="100" calcext:value-type="float">
            <text:p>100</text:p>
          </table:table-cell>
          <table:table-cell table:formula="of:=[.$C$6]+[.D112]"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table:formula="of:=114-[.D112]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12]" office:value-type="float" office:value="0.199999999999999" calcext:value-type="float">
            <text:p>0,2</text:p>
          </table:table-cell>
          <table:table-cell table:style-name="ce2" office:value-type="float" office:value="105" calcext:value-type="float">
            <text:p>105</text:p>
          </table:table-cell>
          <table:table-cell table:formula="of:=[.A113]*[.B113]+[.C112]" office:value-type="float" office:value="6007.8" calcext:value-type="float">
            <text:p>6007,80</text:p>
          </table:table-cell>
          <table:table-cell table:formula="of:=ROUND([.C113]*[.$C$5]/[.$C$135])" office:value-type="float" office:value="101" calcext:value-type="float">
            <text:p>101</text:p>
          </table:table-cell>
          <table:table-cell table:formula="of:=[.$C$6]+[.D113]"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table:formula="of:=114-[.D113]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13]" office:value-type="float" office:value="0.199999999999999" calcext:value-type="float">
            <text:p>0,2</text:p>
          </table:table-cell>
          <table:table-cell table:style-name="ce2" office:value-type="float" office:value="106" calcext:value-type="float">
            <text:p>106</text:p>
          </table:table-cell>
          <table:table-cell table:formula="of:=[.A114]*[.B114]+[.C113]" office:value-type="float" office:value="6029" calcext:value-type="float">
            <text:p>6029,00</text:p>
          </table:table-cell>
          <table:table-cell table:formula="of:=ROUND([.C114]*[.$C$5]/[.$C$135])" office:value-type="float" office:value="101" calcext:value-type="float">
            <text:p>101</text:p>
          </table:table-cell>
          <table:table-cell table:formula="of:=[.$C$6]+[.D114]"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table:formula="of:=114-[.D114]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14]" office:value-type="float" office:value="0.199999999999999" calcext:value-type="float">
            <text:p>0,2</text:p>
          </table:table-cell>
          <table:table-cell table:style-name="ce2" office:value-type="float" office:value="107" calcext:value-type="float">
            <text:p>107</text:p>
          </table:table-cell>
          <table:table-cell table:formula="of:=[.A115]*[.B115]+[.C114]" office:value-type="float" office:value="6050.4" calcext:value-type="float">
            <text:p>6050,40</text:p>
          </table:table-cell>
          <table:table-cell table:formula="of:=ROUND([.C115]*[.$C$5]/[.$C$135])" office:value-type="float" office:value="101" calcext:value-type="float">
            <text:p>101</text:p>
          </table:table-cell>
          <table:table-cell table:formula="of:=[.$C$6]+[.D115]"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table:formula="of:=114-[.D115]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15]" office:value-type="float" office:value="0.199999999999999" calcext:value-type="float">
            <text:p>0,2</text:p>
          </table:table-cell>
          <table:table-cell table:style-name="ce2" office:value-type="float" office:value="108" calcext:value-type="float">
            <text:p>108</text:p>
          </table:table-cell>
          <table:table-cell table:formula="of:=[.A116]*[.B116]+[.C115]" office:value-type="float" office:value="6072" calcext:value-type="float">
            <text:p>6072,00</text:p>
          </table:table-cell>
          <table:table-cell table:formula="of:=ROUND([.C116]*[.$C$5]/[.$C$135])" office:value-type="float" office:value="102" calcext:value-type="float">
            <text:p>102</text:p>
          </table:table-cell>
          <table:table-cell table:formula="of:=[.$C$6]+[.D116]"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table:formula="of:=114-[.D116]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16]" office:value-type="float" office:value="0.199999999999999" calcext:value-type="float">
            <text:p>0,2</text:p>
          </table:table-cell>
          <table:table-cell table:style-name="ce2" office:value-type="float" office:value="109" calcext:value-type="float">
            <text:p>109</text:p>
          </table:table-cell>
          <table:table-cell table:formula="of:=[.A117]*[.B117]+[.C116]" office:value-type="float" office:value="6093.8" calcext:value-type="float">
            <text:p>6093,80</text:p>
          </table:table-cell>
          <table:table-cell table:formula="of:=ROUND([.C117]*[.$C$5]/[.$C$135])" office:value-type="float" office:value="102" calcext:value-type="float">
            <text:p>102</text:p>
          </table:table-cell>
          <table:table-cell table:formula="of:=[.$C$6]+[.D117]"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table:formula="of:=114-[.D117]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17]" office:value-type="float" office:value="0.199999999999999" calcext:value-type="float">
            <text:p>0,2</text:p>
          </table:table-cell>
          <table:table-cell table:style-name="ce2" office:value-type="float" office:value="110" calcext:value-type="float">
            <text:p>110</text:p>
          </table:table-cell>
          <table:table-cell table:formula="of:=[.A118]*[.B118]+[.C117]" office:value-type="float" office:value="6115.8" calcext:value-type="float">
            <text:p>6115,80</text:p>
          </table:table-cell>
          <table:table-cell table:formula="of:=ROUND([.C118]*[.$C$5]/[.$C$135])" office:value-type="float" office:value="103" calcext:value-type="float">
            <text:p>103</text:p>
          </table:table-cell>
          <table:table-cell table:formula="of:=[.$C$6]+[.D118]"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table:formula="of:=114-[.D118]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18]" office:value-type="float" office:value="0.199999999999999" calcext:value-type="float">
            <text:p>0,2</text:p>
          </table:table-cell>
          <table:table-cell table:style-name="ce2" office:value-type="float" office:value="111" calcext:value-type="float">
            <text:p>111</text:p>
          </table:table-cell>
          <table:table-cell table:formula="of:=[.A119]*[.B119]+[.C118]" office:value-type="float" office:value="6138" calcext:value-type="float">
            <text:p>6138,00</text:p>
          </table:table-cell>
          <table:table-cell table:formula="of:=ROUND([.C119]*[.$C$5]/[.$C$135])" office:value-type="float" office:value="103" calcext:value-type="float">
            <text:p>103</text:p>
          </table:table-cell>
          <table:table-cell table:formula="of:=[.$C$6]+[.D119]"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table:formula="of:=114-[.D119]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$O$3]" office:value-type="float" office:value="0.200000000000001" calcext:value-type="float">
            <text:p>0,2</text:p>
          </table:table-cell>
          <table:table-cell table:style-name="ce1" office:value-type="float" office:value="112" calcext:value-type="float">
            <text:p>112</text:p>
          </table:table-cell>
          <table:table-cell table:formula="of:=[.A120]*[.B120]+[.C119]" office:value-type="float" office:value="6160.4" calcext:value-type="float">
            <text:p>6160,40</text:p>
          </table:table-cell>
          <table:table-cell table:formula="of:=ROUND([.C120]*[.$C$5]/[.$C$135])" office:value-type="float" office:value="103" calcext:value-type="float">
            <text:p>103</text:p>
          </table:table-cell>
          <table:table-cell table:formula="of:=[.$C$6]+[.D120]"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table:formula="of:=114-[.D120]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20]" office:value-type="float" office:value="0.200000000000001" calcext:value-type="float">
            <text:p>0,2</text:p>
          </table:table-cell>
          <table:table-cell table:style-name="ce1" office:value-type="float" office:value="113" calcext:value-type="float">
            <text:p>113</text:p>
          </table:table-cell>
          <table:table-cell table:formula="of:=[.A121]*[.B121]+[.C120]" office:value-type="float" office:value="6183" calcext:value-type="float">
            <text:p>6183,00</text:p>
          </table:table-cell>
          <table:table-cell table:formula="of:=ROUND([.C121]*[.$C$5]/[.$C$135])" office:value-type="float" office:value="104" calcext:value-type="float">
            <text:p>104</text:p>
          </table:table-cell>
          <table:table-cell table:formula="of:=[.$C$6]+[.D121]"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table:formula="of:=114-[.D121]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21]" office:value-type="float" office:value="0.200000000000001" calcext:value-type="float">
            <text:p>0,2</text:p>
          </table:table-cell>
          <table:table-cell table:style-name="ce1" office:value-type="float" office:value="114" calcext:value-type="float">
            <text:p>114</text:p>
          </table:table-cell>
          <table:table-cell table:formula="of:=[.A122]*[.B122]+[.C121]" office:value-type="float" office:value="6205.8" calcext:value-type="float">
            <text:p>6205,80</text:p>
          </table:table-cell>
          <table:table-cell table:formula="of:=ROUND([.C122]*[.$C$5]/[.$C$135])" office:value-type="float" office:value="104" calcext:value-type="float">
            <text:p>104</text:p>
          </table:table-cell>
          <table:table-cell table:formula="of:=[.$C$6]+[.D122]"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table:formula="of:=114-[.D122]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22]" office:value-type="float" office:value="0.200000000000001" calcext:value-type="float">
            <text:p>0,2</text:p>
          </table:table-cell>
          <table:table-cell table:style-name="ce1" office:value-type="float" office:value="115" calcext:value-type="float">
            <text:p>115</text:p>
          </table:table-cell>
          <table:table-cell table:formula="of:=[.A123]*[.B123]+[.C122]" office:value-type="float" office:value="6228.8" calcext:value-type="float">
            <text:p>6228,80</text:p>
          </table:table-cell>
          <table:table-cell table:formula="of:=ROUND([.C123]*[.$C$5]/[.$C$135])" office:value-type="float" office:value="104" calcext:value-type="float">
            <text:p>104</text:p>
          </table:table-cell>
          <table:table-cell table:formula="of:=[.$C$6]+[.D123]"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table:formula="of:=114-[.D123]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23]" office:value-type="float" office:value="0.200000000000001" calcext:value-type="float">
            <text:p>0,2</text:p>
          </table:table-cell>
          <table:table-cell table:style-name="ce1" office:value-type="float" office:value="116" calcext:value-type="float">
            <text:p>116</text:p>
          </table:table-cell>
          <table:table-cell table:formula="of:=[.A124]*[.B124]+[.C123]" office:value-type="float" office:value="6252" calcext:value-type="float">
            <text:p>6252,00</text:p>
          </table:table-cell>
          <table:table-cell table:formula="of:=ROUND([.C124]*[.$C$5]/[.$C$135])" office:value-type="float" office:value="105" calcext:value-type="float">
            <text:p>105</text:p>
          </table:table-cell>
          <table:table-cell table:formula="of:=[.$C$6]+[.D124]"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table:formula="of:=114-[.D124]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24]" office:value-type="float" office:value="0.200000000000001" calcext:value-type="float">
            <text:p>0,2</text:p>
          </table:table-cell>
          <table:table-cell table:style-name="ce1" office:value-type="float" office:value="117" calcext:value-type="float">
            <text:p>117</text:p>
          </table:table-cell>
          <table:table-cell table:formula="of:=[.A125]*[.B125]+[.C124]" office:value-type="float" office:value="6275.4" calcext:value-type="float">
            <text:p>6275,40</text:p>
          </table:table-cell>
          <table:table-cell table:formula="of:=ROUND([.C125]*[.$C$5]/[.$C$135])" office:value-type="float" office:value="105" calcext:value-type="float">
            <text:p>105</text:p>
          </table:table-cell>
          <table:table-cell table:formula="of:=[.$C$6]+[.D125]"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table:formula="of:=114-[.D125]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25]" office:value-type="float" office:value="0.200000000000001" calcext:value-type="float">
            <text:p>0,2</text:p>
          </table:table-cell>
          <table:table-cell table:style-name="ce1" office:value-type="float" office:value="118" calcext:value-type="float">
            <text:p>118</text:p>
          </table:table-cell>
          <table:table-cell table:formula="of:=[.A126]*[.B126]+[.C125]" office:value-type="float" office:value="6299" calcext:value-type="float">
            <text:p>6299,00</text:p>
          </table:table-cell>
          <table:table-cell table:formula="of:=ROUND([.C126]*[.$C$5]/[.$C$135])" office:value-type="float" office:value="106" calcext:value-type="float">
            <text:p>106</text:p>
          </table:table-cell>
          <table:table-cell table:formula="of:=[.$C$6]+[.D126]"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table:formula="of:=114-[.D126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26]" office:value-type="float" office:value="0.200000000000001" calcext:value-type="float">
            <text:p>0,2</text:p>
          </table:table-cell>
          <table:table-cell table:style-name="ce1" office:value-type="float" office:value="119" calcext:value-type="float">
            <text:p>119</text:p>
          </table:table-cell>
          <table:table-cell table:formula="of:=[.A127]*[.B127]+[.C126]" office:value-type="float" office:value="6322.8" calcext:value-type="float">
            <text:p>6322,80</text:p>
          </table:table-cell>
          <table:table-cell table:formula="of:=ROUND([.C127]*[.$C$5]/[.$C$135])" office:value-type="float" office:value="106" calcext:value-type="float">
            <text:p>106</text:p>
          </table:table-cell>
          <table:table-cell table:formula="of:=[.$C$6]+[.D127]"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table:formula="of:=114-[.D127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$Q$3]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formula="of:=[.A128]*[.B128]+[.C127]" office:value-type="float" office:value="6322.8" calcext:value-type="float">
            <text:p>6322,80</text:p>
          </table:table-cell>
          <table:table-cell table:formula="of:=ROUND([.C128]*[.$C$5]/[.$C$135])" office:value-type="float" office:value="106" calcext:value-type="float">
            <text:p>106</text:p>
          </table:table-cell>
          <table:table-cell table:formula="of:=[.$C$6]+[.D128]"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table:formula="of:=114-[.D128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28]" office:value-type="float" office:value="0" calcext:value-type="float">
            <text:p>0</text:p>
          </table:table-cell>
          <table:table-cell table:style-name="ce2" office:value-type="float" office:value="121" calcext:value-type="float">
            <text:p>121</text:p>
          </table:table-cell>
          <table:table-cell table:formula="of:=[.A129]*[.B129]+[.C128]" office:value-type="float" office:value="6322.8" calcext:value-type="float">
            <text:p>6322,80</text:p>
          </table:table-cell>
          <table:table-cell table:formula="of:=ROUND([.C129]*[.$C$5]/[.$C$135])" office:value-type="float" office:value="106" calcext:value-type="float">
            <text:p>106</text:p>
          </table:table-cell>
          <table:table-cell table:formula="of:=[.$C$6]+[.D129]"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table:formula="of:=114-[.D129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29]" office:value-type="float" office:value="0" calcext:value-type="float">
            <text:p>0</text:p>
          </table:table-cell>
          <table:table-cell table:style-name="ce2" office:value-type="float" office:value="122" calcext:value-type="float">
            <text:p>122</text:p>
          </table:table-cell>
          <table:table-cell table:formula="of:=[.A130]*[.B130]+[.C129]" office:value-type="float" office:value="6322.8" calcext:value-type="float">
            <text:p>6322,80</text:p>
          </table:table-cell>
          <table:table-cell table:formula="of:=ROUND([.C130]*[.$C$5]/[.$C$135])" office:value-type="float" office:value="106" calcext:value-type="float">
            <text:p>106</text:p>
          </table:table-cell>
          <table:table-cell table:formula="of:=[.$C$6]+[.D130]"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table:formula="of:=114-[.D130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30]" office:value-type="float" office:value="0" calcext:value-type="float">
            <text:p>0</text:p>
          </table:table-cell>
          <table:table-cell table:style-name="ce2" office:value-type="float" office:value="123" calcext:value-type="float">
            <text:p>123</text:p>
          </table:table-cell>
          <table:table-cell table:formula="of:=[.A131]*[.B131]+[.C130]" office:value-type="float" office:value="6322.8" calcext:value-type="float">
            <text:p>6322,80</text:p>
          </table:table-cell>
          <table:table-cell table:formula="of:=ROUND([.C131]*[.$C$5]/[.$C$135])" office:value-type="float" office:value="106" calcext:value-type="float">
            <text:p>106</text:p>
          </table:table-cell>
          <table:table-cell table:formula="of:=[.$C$6]+[.D131]"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table:formula="of:=114-[.D131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31]" office:value-type="float" office:value="0" calcext:value-type="float">
            <text:p>0</text:p>
          </table:table-cell>
          <table:table-cell table:style-name="ce2" office:value-type="float" office:value="124" calcext:value-type="float">
            <text:p>124</text:p>
          </table:table-cell>
          <table:table-cell table:formula="of:=[.A132]*[.B132]+[.C131]" office:value-type="float" office:value="6322.8" calcext:value-type="float">
            <text:p>6322,80</text:p>
          </table:table-cell>
          <table:table-cell table:formula="of:=ROUND([.C132]*[.$C$5]/[.$C$135])" office:value-type="float" office:value="106" calcext:value-type="float">
            <text:p>106</text:p>
          </table:table-cell>
          <table:table-cell table:formula="of:=[.$C$6]+[.D132]"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table:formula="of:=114-[.D132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32]" office:value-type="float" office:value="0" calcext:value-type="float">
            <text:p>0</text:p>
          </table:table-cell>
          <table:table-cell table:style-name="ce2" office:value-type="float" office:value="125" calcext:value-type="float">
            <text:p>125</text:p>
          </table:table-cell>
          <table:table-cell table:formula="of:=[.A133]*[.B133]+[.C132]" office:value-type="float" office:value="6322.8" calcext:value-type="float">
            <text:p>6322,80</text:p>
          </table:table-cell>
          <table:table-cell table:formula="of:=ROUND([.C133]*[.$C$5]/[.$C$135])" office:value-type="float" office:value="106" calcext:value-type="float">
            <text:p>106</text:p>
          </table:table-cell>
          <table:table-cell table:formula="of:=[.$C$6]+[.D133]"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table:formula="of:=114-[.D133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33]" office:value-type="float" office:value="0" calcext:value-type="float">
            <text:p>0</text:p>
          </table:table-cell>
          <table:table-cell table:style-name="ce2" office:value-type="float" office:value="126" calcext:value-type="float">
            <text:p>126</text:p>
          </table:table-cell>
          <table:table-cell table:formula="of:=[.A134]*[.B134]+[.C133]" office:value-type="float" office:value="6322.8" calcext:value-type="float">
            <text:p>6322,80</text:p>
          </table:table-cell>
          <table:table-cell table:formula="of:=ROUND([.C134]*[.$C$5]/[.$C$135])" office:value-type="float" office:value="106" calcext:value-type="float">
            <text:p>106</text:p>
          </table:table-cell>
          <table:table-cell table:formula="of:=[.$C$6]+[.D134]"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table:formula="of:=114-[.D134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>
          <table:table-cell table:formula="of:=[.A134]" office:value-type="float" office:value="0" calcext:value-type="float">
            <text:p>0</text:p>
          </table:table-cell>
          <table:table-cell table:style-name="ce2" office:value-type="float" office:value="127" calcext:value-type="float">
            <text:p>127</text:p>
          </table:table-cell>
          <table:table-cell table:formula="of:=[.A135]*[.B135]+[.C134]" office:value-type="float" office:value="6322.8" calcext:value-type="float">
            <text:p>6322,80</text:p>
          </table:table-cell>
          <table:table-cell table:formula="of:=ROUND([.C135]*[.$C$5]/[.$C$135])" office:value-type="float" office:value="106" calcext:value-type="float">
            <text:p>106</text:p>
          </table:table-cell>
          <table:table-cell table:formula="of:=[.$C$6]+[.D135]"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table:formula="of:=114-[.D135]-3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number-columns-repeated="9"/>
        </table:table-row>
        <table:table-row table:style-name="ro1" table:number-rows-repeated="104844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Final Curve" table:style-name="ta1">
        <table:shapes>
          <draw:frame draw:z-index="0" draw:style-name="gr1" draw:text-style-name="P1" svg:width="34.923cm" svg:height="17.459cm" svg:x="5.426cm" svg:y="0.978cm">
            <draw:object draw:notify-on-update-of-ranges="'Final Curve'.B2:'Final Curve'.B2 'Final Curve'.B3:'Final Curve'.B25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unt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0">00/00/0000</text:date>, <text:time style:data-style-name="N2" text:time-value="22:31:17.7335488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09:52:36.563000000</meta:creation-date>
    <meta:editing-duration>PT2H34M53S</meta:editing-duration>
    <meta:editing-cycles>13</meta:editing-cycles>
    <meta:generator>LibreOffice/4.2.8.2$Linux_x86 LibreOffice_project/420m0$Build-2</meta:generator>
    <dc:date>2021-03-20T22:46:39.646321479</dc:date>
    <dc:creator>Danjovic </dc:creator>
    <meta:document-statistic meta:table-count="3" meta:cell-count="1372" meta:object-count="3"/>
    <meta:user-defined meta:name="Author">Danjovic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28" chart:interval-major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924cm" svg:height="17.46cm" xlink:href=".." xlink:type="simple" chart:class="chart:line" chart:style-name="ch1">
        <chart:legend chart:legend-position="end" svg:x="32.495cm" svg:y="8.431cm" style:legend-expansion="high" chart:style-name="ch2"/>
        <chart:plot-area chart:style-name="ch3" table:cell-range-address="'Final Curve'.B2:'Final Curve'.B258" chart:data-source-has-labels="row" svg:x="0.698cm" svg:y="0.349cm" svg:width="31.099cm" svg:height="16.762cm">
          <chartooo:coordinate-region svg:x="1.505cm" svg:y="0.349cm" svg:width="30.151cm" svg:height="15.8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inal Curve'.B3:'Final Curve'.B258" chart:label-cell-address="'Final Curve'.B2:'Final Curve'.B2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s</text:p>
                <draw:g>
                  <svg:desc>'Final Curve'.B2:'Final Curve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inal Curve'.B3:'Final Curve'.B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0">
                <text:p>2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161cm" svg:height="13.773cm" xlink:href=".." xlink:type="simple" chart:class="chart:line" chart:style-name="ch1">
        <chart:legend chart:legend-position="end" svg:x="20.706cm" svg:y="6.587cm" style:legend-expansion="high" chart:style-name="ch2"/>
        <chart:plot-area chart:style-name="ch3" table:cell-range-address="BasicShape.B2:BasicShape.B18" chart:data-source-has-labels="row" svg:x="0.463cm" svg:y="0.275cm" svg:width="19.78cm" svg:height="13.223cm">
          <chartooo:coordinate-region svg:x="1.084cm" svg:y="0.474cm" svg:width="18.972cm" svg:height="12.3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asicShape.B3:BasicShape.B18" chart:label-cell-address="BasicShape.B2:BasicShape.B2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es</text:p>
                <draw:g>
                  <svg:desc>BasicShape.B2:BasicShape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asicShape.B3:BasicShape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088cm" svg:height="15.328cm" xlink:href=".." xlink:type="simple" chart:class="chart:line" chart:style-name="ch1">
        <chart:legend chart:legend-position="end" svg:x="25.236cm" svg:y="7.365cm" style:legend-expansion="high" chart:style-name="ch2"/>
        <chart:plot-area chart:style-name="ch3" table:cell-range-address="'Half Curve'.D8:'Half Curve'.D135" svg:x="4.872cm" svg:y="2.323cm" svg:width="21.257cm" svg:height="13.925cm">
          <chartooo:coordinate-region svg:x="5.679cm" svg:y="2.522cm" svg:width="20.45cm" svg:height="12.8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Half Curve'.D8:'Half Curve'.D135" chart:class="chart:line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Half Curve'.D8:'Half Curve'.D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6">
                <text:p>1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